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color="#FF0000" fo:language="en" fo:country="US"/>
    </style:style>
    <style:style style:name="P3" style:parent-style-name="Standard" style:family="paragraph">
      <style:text-properties fo:color="#FF0000" fo:language="en" fo:country="US"/>
    </style:style>
    <style:style style:name="P4" style:parent-style-name="Standard" style:family="paragraph">
      <style:text-properties fo:color="#FF0000" fo:language="en" fo:country="US"/>
    </style:style>
    <style:style style:name="P5" style:parent-style-name="Standard" style:family="paragraph">
      <style:text-properties fo:color="#FF0000"/>
    </style:style>
    <style:style style:name="P6" style:parent-style-name="Standard" style:family="paragraph">
      <style:text-properties fo:color="#FF0000"/>
    </style:style>
    <style:style style:name="P7" style:parent-style-name="Standard" style:family="paragraph">
      <style:text-properties fo:color="#FF0000"/>
    </style:style>
    <style:style style:name="P8" style:parent-style-name="Standard" style:family="paragraph">
      <style:text-properties fo:color="#FF0000"/>
    </style:style>
    <style:style style:name="P9" style:parent-style-name="Standard" style:family="paragraph">
      <style:text-properties fo:color="#FF0000" fo:language="en" fo:country="US"/>
    </style:style>
    <style:style style:name="P10" style:parent-style-name="Standard" style:family="paragraph">
      <style:text-properties fo:color="#FF0000" fo:language="en" fo:country="US"/>
    </style:style>
    <style:style style:name="P11" style:parent-style-name="Standard" style:family="paragraph">
      <style:text-properties fo:color="#FF0000" fo:language="en" fo:country="US"/>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fo:language="en" fo:country="US"/>
    </style:style>
    <style:style style:name="P16" style:parent-style-name="Standard" style:family="paragraph">
      <style:text-properties fo:color="#FF0000" fo:language="en" fo:country="US"/>
    </style:style>
    <style:style style:name="P17" style:parent-style-name="Standard" style:family="paragraph">
      <style:text-properties fo:color="#FF0000" fo:language="en" fo:country="US"/>
    </style:style>
    <style:style style:name="P18" style:parent-style-name="Standard" style:family="paragraph">
      <style:text-properties fo:color="#FF0000"/>
    </style:style>
    <style:style style:name="P19" style:parent-style-name="Standard" style:family="paragraph">
      <style:text-properties fo:color="#800000"/>
    </style:style>
    <style:style style:name="T20" style:parent-style-name="Fuentedepárrafopredeter." style:family="text">
      <style:text-properties fo:color="#000000"/>
    </style:style>
    <style:style style:name="P21" style:parent-style-name="Standard" style:family="paragraph">
      <style:text-properties fo:color="#800000"/>
    </style:style>
    <style:style style:name="P22" style:parent-style-name="Standard" style:family="paragraph">
      <style:text-properties fo:color="#FF0000" fo:language="en" fo:country="US"/>
    </style:style>
    <style:style style:name="P23" style:parent-style-name="Standard" style:family="paragraph">
      <style:text-properties fo:color="#FF0000" fo:language="en" fo:country="US"/>
    </style:style>
    <style:style style:name="P24" style:parent-style-name="Standard" style:family="paragraph">
      <style:text-properties fo:color="#FF0000" fo:language="en" fo:country="US"/>
    </style:style>
    <style:style style:name="P25" style:parent-style-name="Standard" style:family="paragraph">
      <style:text-properties fo:color="#FF0000" fo:language="en" fo:country="US"/>
    </style:style>
    <style:style style:name="P26" style:parent-style-name="Standard" style:family="paragraph">
      <style:text-properties fo:color="#FF0000" fo:language="en" fo:country="US"/>
    </style:style>
    <style:style style:name="P27" style:parent-style-name="Standard" style:family="paragraph">
      <style:text-properties fo:color="#FF0000" fo:language="en" fo:country="US"/>
    </style:style>
    <style:style style:name="P28" style:parent-style-name="Standard" style:family="paragraph">
      <style:text-properties fo:color="#FF0000" fo:language="en" fo:country="US"/>
    </style:style>
    <style:style style:name="P29" style:parent-style-name="Standard" style:family="paragraph">
      <style:text-properties fo:color="#FF0000" fo:language="en" fo:country="US"/>
    </style:style>
    <style:style style:name="P30" style:parent-style-name="Standard" style:family="paragraph">
      <style:text-properties fo:color="#FF0000" fo:language="en" fo:country="US"/>
    </style:style>
    <style:style style:name="P31" style:parent-style-name="Standard" style:family="paragraph">
      <style:text-properties fo:color="#FF0000"/>
    </style:style>
    <style:style style:name="P32" style:parent-style-name="Standard" style:family="paragraph">
      <style:text-properties fo:color="#FF0000"/>
    </style:style>
    <style:style style:name="P33" style:parent-style-name="Standard" style:family="paragraph">
      <style:text-properties fo:color="#FF0000" fo:language="en" fo:country="US"/>
    </style:style>
    <style:style style:name="P34" style:parent-style-name="Standard" style:family="paragraph">
      <style:text-properties fo:color="#FF0000" fo:language="en" fo:country="US"/>
    </style:style>
    <style:style style:name="P35" style:parent-style-name="Standard" style:family="paragraph">
      <style:text-properties fo:color="#FF0000" fo:language="en" fo:country="US"/>
    </style:style>
    <style:style style:name="P36" style:parent-style-name="Standard" style:family="paragraph">
      <style:text-properties fo:color="#FF0000" fo:language="en" fo:country="US"/>
    </style:style>
    <style:style style:name="P37" style:parent-style-name="Standard" style:family="paragraph">
      <style:text-properties fo:color="#FF0000"/>
    </style:style>
    <style:style style:name="P38" style:parent-style-name="Standard" style:family="paragraph">
      <style:text-properties fo:color="#000000"/>
    </style:style>
    <style:style style:name="P39" style:parent-style-name="Standard" style:family="paragraph">
      <style:text-properties fo:color="#FF0000" fo:language="en" fo:country="US"/>
    </style:style>
    <style:style style:name="P40" style:parent-style-name="Standard" style:family="paragraph">
      <style:text-properties fo:color="#FF0000" fo:language="en" fo:country="US"/>
    </style:style>
    <style:style style:name="P41" style:parent-style-name="Standard" style:family="paragraph">
      <style:text-properties fo:color="#FF0000" fo:language="en" fo:country="US"/>
    </style:style>
    <style:style style:name="P42" style:parent-style-name="Standard" style:family="paragraph">
      <style:text-properties fo:color="#FF0000" fo:language="en" fo:country="US"/>
    </style:style>
    <style:style style:name="P43" style:parent-style-name="Standard" style:family="paragraph">
      <style:text-properties fo:color="#FF0000" fo:language="en" fo:country="US"/>
    </style:style>
    <style:style style:name="P44" style:parent-style-name="Standard" style:family="paragraph">
      <style:text-properties fo:color="#FF0000" fo:language="en" fo:country="US"/>
    </style:style>
    <style:style style:name="P45" style:parent-style-name="Standard" style:family="paragraph">
      <style:text-properties fo:color="#FF0000" fo:language="en" fo:country="US"/>
    </style:style>
    <style:style style:name="P46" style:parent-style-name="Standard" style:family="paragraph">
      <style:text-properties fo:color="#FF0000" fo:language="en" fo:country="US"/>
    </style:style>
    <style:style style:name="P47" style:parent-style-name="Standard" style:family="paragraph">
      <style:text-properties fo:color="#FF0000"/>
    </style:style>
    <style:style style:name="P48" style:parent-style-name="Standard" style:family="paragraph">
      <style:text-properties fo:color="#FF0000"/>
    </style:style>
    <style:style style:name="P49" style:parent-style-name="Standard" style:family="paragraph">
      <style:text-properties fo:color="#FF0000" fo:language="en" fo:country="US"/>
    </style:style>
    <style:style style:name="P50" style:parent-style-name="Standard" style:family="paragraph">
      <style:text-properties fo:color="#FF0000" fo:language="en" fo:country="US"/>
    </style:style>
    <style:style style:name="P51" style:parent-style-name="Standard" style:family="paragraph">
      <style:text-properties fo:color="#FF0000" fo:language="en" fo:country="US"/>
    </style:style>
    <style:style style:name="P52" style:parent-style-name="Standard" style:family="paragraph">
      <style:text-properties fo:color="#FF0000" fo:language="en" fo:country="US"/>
    </style:style>
    <style:style style:name="P53" style:parent-style-name="Standard" style:family="paragraph">
      <style:text-properties fo:color="#FF0000"/>
    </style:style>
    <style:style style:name="P54" style:parent-style-name="Standard" style:family="paragraph">
      <style:text-properties fo:color="#FF0000"/>
    </style:style>
    <style:style style:name="P55" style:parent-style-name="Standard" style:family="paragraph">
      <style:text-properties fo:color="#000000"/>
    </style:style>
    <style:style style:name="P56" style:parent-style-name="Standard" style:family="paragraph">
      <style:text-properties fo:color="#FF0000" fo:language="en" fo:country="US"/>
    </style:style>
    <style:style style:name="P57" style:parent-style-name="Standard" style:family="paragraph">
      <style:text-properties fo:color="#FF0000" fo:language="en" fo:country="US"/>
    </style:style>
    <style:style style:name="P58" style:parent-style-name="Standard" style:family="paragraph">
      <style:text-properties fo:color="#FF0000" fo:language="en" fo:country="US"/>
    </style:style>
    <style:style style:name="P59" style:parent-style-name="Standard" style:family="paragraph">
      <style:text-properties fo:color="#FF0000" fo:language="en" fo:country="US"/>
    </style:style>
    <style:style style:name="P60" style:parent-style-name="Standard" style:family="paragraph">
      <style:text-properties fo:color="#FF0000" fo:language="en" fo:country="US"/>
    </style:style>
    <style:style style:name="P61" style:parent-style-name="Standard" style:family="paragraph">
      <style:text-properties fo:color="#000000"/>
    </style:style>
    <style:style style:name="P62" style:parent-style-name="Standard" style:family="paragraph">
      <style:text-properties fo:color="#800000"/>
    </style:style>
    <style:style style:name="P63" style:parent-style-name="Standard" style:family="paragraph">
      <style:text-properties fo:color="#FF0000"/>
    </style:style>
    <style:style style:name="P64" style:parent-style-name="Standard" style:family="paragraph">
      <style:text-properties fo:color="#800000"/>
    </style:style>
    <style:style style:name="P65" style:parent-style-name="Standard" style:family="paragraph">
      <style:text-properties fo:color="#000000"/>
    </style:style>
    <style:style style:name="P66" style:parent-style-name="Standard" style:family="paragraph">
      <style:text-properties fo:color="#000000"/>
    </style:style>
    <style:style style:name="P67" style:parent-style-name="Standard" style:family="paragraph">
      <style:text-properties fo:color="#FF0000" fo:language="en" fo:country="US"/>
    </style:style>
    <style:style style:name="P68" style:parent-style-name="Standard" style:family="paragraph">
      <style:text-properties fo:color="#000000" fo:language="en" fo:country="US"/>
    </style:style>
    <style:style style:name="P69" style:parent-style-name="Standard" style:family="paragraph">
      <style:text-properties fo:color="#000000"/>
    </style:style>
    <style:style style:name="P70" style:parent-style-name="Standard" style:family="paragraph">
      <style:text-properties fo:color="#FF0000" fo:language="en" fo:country="US"/>
    </style:style>
    <style:style style:name="P71" style:parent-style-name="Standard" style:family="paragraph">
      <style:text-properties fo:color="#FF0000" fo:language="en" fo:country="US"/>
    </style:style>
    <style:style style:name="P72" style:parent-style-name="Standard" style:family="paragraph">
      <style:text-properties fo:color="#000000" fo:language="en" fo:country="US"/>
    </style:style>
    <style:style style:name="P73" style:parent-style-name="Standard" style:family="paragraph">
      <style:text-properties fo:color="#000000"/>
    </style:style>
    <style:style style:name="P74" style:parent-style-name="Standard" style:family="paragraph">
      <style:text-properties fo:color="#FF0000" fo:language="en" fo:country="US"/>
    </style:style>
    <style:style style:name="P75" style:parent-style-name="Standard" style:family="paragraph">
      <style:text-properties fo:color="#FF0000" fo:language="en" fo:country="US"/>
    </style:style>
    <style:style style:name="P76" style:parent-style-name="Standard" style:family="paragraph">
      <style:text-properties fo:color="#FF0000" fo:language="en" fo:country="US"/>
    </style:style>
    <style:style style:name="P77" style:parent-style-name="Standard" style:family="paragraph">
      <style:text-properties fo:color="#FF0000" fo:language="en" fo:country="US"/>
    </style:style>
    <style:style style:name="P78" style:parent-style-name="Standard" style:family="paragraph">
      <style:text-properties fo:color="#FF0000" fo:language="en" fo:country="US"/>
    </style:style>
    <style:style style:name="P79" style:parent-style-name="Standard" style:family="paragraph">
      <style:text-properties fo:color="#FF0000" fo:language="en" fo:country="US"/>
    </style:style>
    <style:style style:name="P80" style:parent-style-name="Standard" style:family="paragraph">
      <style:text-properties fo:color="#FF0000" fo:language="en" fo:country="US"/>
    </style:style>
    <style:style style:name="P81" style:parent-style-name="Standard" style:family="paragraph">
      <style:text-properties fo:color="#FF0000" fo:language="en" fo:country="US"/>
    </style:style>
    <style:style style:name="P82" style:parent-style-name="Standard" style:family="paragraph">
      <style:text-properties fo:color="#FF0000" fo:language="en" fo:country="US"/>
    </style:style>
    <style:style style:name="P83" style:parent-style-name="Standard" style:family="paragraph">
      <style:text-properties fo:color="#FF0000" fo:language="en" fo:country="US"/>
    </style:style>
    <style:style style:name="P84" style:parent-style-name="Standard" style:family="paragraph">
      <style:text-properties fo:color="#FF0000" fo:language="en" fo:country="US"/>
    </style:style>
    <style:style style:name="P85" style:parent-style-name="Standard" style:family="paragraph">
      <style:text-properties fo:color="#FF0000" fo:language="en" fo:country="US"/>
    </style:style>
    <style:style style:name="P86" style:parent-style-name="Standard" style:family="paragraph">
      <style:text-properties fo:color="#FF0000" fo:language="en" fo:country="US"/>
    </style:style>
    <style:style style:name="P87" style:parent-style-name="Standard" style:family="paragraph">
      <style:text-properties fo:color="#FF0000" fo:language="en" fo:country="US"/>
    </style:style>
    <style:style style:name="P88" style:parent-style-name="Standard" style:family="paragraph">
      <style:text-properties fo:color="#FF0000" fo:language="en" fo:country="US"/>
    </style:style>
    <style:style style:name="P89" style:parent-style-name="Standard" style:family="paragraph">
      <style:text-properties fo:color="#FF0000" fo:language="en" fo:country="US"/>
    </style:style>
    <style:style style:name="P90" style:parent-style-name="Standard" style:family="paragraph">
      <style:text-properties fo:color="#FF0000" fo:language="en" fo:country="US"/>
    </style:style>
    <style:style style:name="P91" style:parent-style-name="Standard" style:family="paragraph">
      <style:text-properties fo:color="#FF0000" fo:language="en" fo:country="US"/>
    </style:style>
    <style:style style:name="P92" style:parent-style-name="Standard" style:family="paragraph">
      <style:text-properties fo:color="#000000" fo:language="en" fo:country="US"/>
    </style:style>
    <style:style style:name="P93" style:parent-style-name="Standard" style:family="paragraph">
      <style:text-properties fo:color="#FF0000" fo:language="en" fo:country="US"/>
    </style:style>
    <style:style style:name="P94" style:parent-style-name="Standard" style:family="paragraph">
      <style:text-properties fo:color="#FF0000" fo:language="en" fo:country="US"/>
    </style:style>
    <style:style style:name="P95" style:parent-style-name="Standard" style:family="paragraph">
      <style:text-properties fo:color="#FF0000" fo:language="en" fo:country="US"/>
    </style:style>
    <style:style style:name="P96" style:parent-style-name="Standard" style:family="paragraph">
      <style:text-properties fo:color="#FF0000" fo:language="en" fo:country="US"/>
    </style:style>
    <style:style style:name="P97" style:parent-style-name="Standard" style:family="paragraph">
      <style:text-properties fo:color="#FF0000" fo:language="en" fo:country="US"/>
    </style:style>
    <style:style style:name="P98" style:parent-style-name="Standard" style:family="paragraph">
      <style:text-properties fo:color="#FF0000" fo:language="en" fo:country="US"/>
    </style:style>
    <style:style style:name="P99" style:parent-style-name="Standard" style:family="paragraph">
      <style:text-properties fo:color="#FF0000" fo:language="en" fo:country="US"/>
    </style:style>
    <style:style style:name="P100" style:parent-style-name="Standard" style:family="paragraph">
      <style:text-properties fo:color="#FF0000" fo:language="en" fo:country="US"/>
    </style:style>
    <style:style style:name="P101" style:parent-style-name="Standard" style:family="paragraph">
      <style:text-properties fo:color="#FF0000" fo:language="en" fo:country="US"/>
    </style:style>
    <style:style style:name="P102" style:parent-style-name="Standard" style:family="paragraph">
      <style:text-properties fo:color="#FF0000" fo:language="en" fo:country="US"/>
    </style:style>
    <style:style style:name="P103" style:parent-style-name="Standard" style:family="paragraph">
      <style:text-properties fo:color="#FF0000" fo:language="en" fo:country="US"/>
    </style:style>
    <style:style style:name="P104" style:parent-style-name="Standard" style:family="paragraph">
      <style:text-properties fo:color="#FF0000" fo:language="en" fo:country="US"/>
    </style:style>
    <style:style style:name="P105" style:parent-style-name="Standard" style:family="paragraph">
      <style:text-properties fo:color="#FF0000"/>
    </style:style>
    <style:style style:name="P106" style:parent-style-name="Standard" style:family="paragraph">
      <style:text-properties fo:color="#FF0000"/>
    </style:style>
    <style:style style:name="T107" style:parent-style-name="Fuentedepárrafopredeter." style:family="text">
      <style:text-properties style:font-name-complex="Trebuchet MS"/>
    </style:style>
    <style:style style:name="T108" style:parent-style-name="Fuentedepárrafopredeter." style:family="text">
      <style:text-properties style:font-name-complex="Trebuchet MS"/>
    </style:style>
    <style:style style:name="P109" style:parent-style-name="Standard" style:family="paragraph">
      <style:text-properties style:font-name-complex="Trebuchet MS"/>
    </style:style>
    <style:style style:name="P110" style:parent-style-name="Standard" style:family="paragraph">
      <style:text-properties style:font-name-complex="Trebuchet MS" fo:color="#FF0000"/>
    </style:style>
    <style:style style:name="P111" style:parent-style-name="Standard" style:family="paragraph">
      <style:text-properties style:font-name-complex="Trebuchet MS" fo:color="#FF0000"/>
    </style:style>
    <style:style style:name="P112" style:parent-style-name="Standard" style:family="paragraph">
      <style:text-properties style:font-name-complex="Trebuchet MS" fo:color="#FF0000"/>
    </style:style>
    <style:style style:name="P113" style:parent-style-name="Standard" style:family="paragraph">
      <style:text-properties style:font-name-complex="Trebuchet MS" fo:color="#FF0000"/>
    </style:style>
    <style:style style:name="P114" style:parent-style-name="Standard" style:family="paragraph">
      <style:text-properties style:font-name-complex="Trebuchet MS" fo:color="#FF0000"/>
    </style:style>
    <style:style style:name="P115" style:parent-style-name="Standard" style:family="paragraph">
      <style:text-properties style:font-name-complex="Trebuchet MS" fo:color="#FF0000"/>
    </style:style>
    <style:style style:name="P116" style:parent-style-name="Standard" style:family="paragraph">
      <style:text-properties style:font-name-complex="Trebuchet MS" fo:color="#FF0000"/>
    </style:style>
    <style:style style:name="P117" style:parent-style-name="Standard" style:family="paragraph">
      <style:text-properties style:font-name-complex="Trebuchet MS" fo:color="#FF0000"/>
    </style:style>
    <style:style style:name="T118" style:parent-style-name="Fuentedepárrafopredeter." style:family="text">
      <style:text-properties style:font-name-asian="Trebuchet MS" style:font-name-complex="Trebuchet MS" fo:color="#FF0000"/>
    </style:style>
    <style:style style:name="T119" style:parent-style-name="Fuentedepárrafopredeter." style:family="text">
      <style:text-properties style:font-name-complex="Trebuchet MS" fo:color="#FF0000"/>
    </style:style>
    <style:style style:name="T120" style:parent-style-name="Fuentedepárrafopredeter." style:family="text">
      <style:text-properties style:font-name-asian="Trebuchet MS" style:font-name-complex="Trebuchet MS" fo:color="#FF0000"/>
    </style:style>
    <style:style style:name="T121" style:parent-style-name="Fuentedepárrafopredeter." style:family="text">
      <style:text-properties style:font-name-complex="Trebuchet MS" fo:color="#FF0000"/>
    </style:style>
    <style:style style:name="T122" style:parent-style-name="Fuentedepárrafopredeter." style:family="text">
      <style:text-properties style:font-name-asian="Trebuchet MS" style:font-name-complex="Trebuchet MS" fo:color="#FF0000"/>
    </style:style>
    <style:style style:name="T123" style:parent-style-name="Fuentedepárrafopredeter." style:family="text">
      <style:text-properties style:font-name-complex="Trebuchet MS" fo:color="#FF0000"/>
    </style:style>
    <style:style style:name="T124" style:parent-style-name="Fuentedepárrafopredeter." style:family="text">
      <style:text-properties style:font-name-asian="Trebuchet MS" style:font-name-complex="Trebuchet MS" fo:color="#FF0000"/>
    </style:style>
    <style:style style:name="T125" style:parent-style-name="Fuentedepárrafopredeter." style:family="text">
      <style:text-properties style:font-name-complex="Trebuchet MS" fo:color="#FF0000"/>
    </style:style>
    <style:style style:name="T126" style:parent-style-name="Fuentedepárrafopredeter." style:family="text">
      <style:text-properties style:font-name-asian="Trebuchet MS" style:font-name-complex="Trebuchet MS" fo:color="#FF0000"/>
    </style:style>
    <style:style style:name="T127" style:parent-style-name="Fuentedepárrafopredeter." style:family="text">
      <style:text-properties style:font-name-complex="Trebuchet MS" fo:color="#FF0000"/>
    </style:style>
    <style:style style:name="T128" style:parent-style-name="Fuentedepárrafopredeter." style:family="text">
      <style:text-properties style:font-name-asian="Trebuchet MS" style:font-name-complex="Trebuchet MS" fo:color="#FF0000"/>
    </style:style>
    <style:style style:name="T129" style:parent-style-name="Fuentedepárrafopredeter." style:family="text">
      <style:text-properties style:font-name-complex="Trebuchet MS" fo:color="#FF0000"/>
    </style:style>
    <style:style style:name="T130" style:parent-style-name="Fuentedepárrafopredeter." style:family="text">
      <style:text-properties style:font-name-complex="Trebuchet MS" fo:color="#FF0000"/>
    </style:style>
    <style:style style:name="P131" style:parent-style-name="Standard" style:family="paragraph">
      <style:text-properties style:font-name-complex="Trebuchet MS" fo:color="#FF0000"/>
    </style:style>
    <style:style style:name="P132" style:parent-style-name="Standard" style:family="paragraph">
      <style:text-properties style:font-name-complex="Trebuchet MS" fo:color="#FF0000"/>
    </style:style>
    <style:style style:name="P133" style:parent-style-name="Standard" style:family="paragraph">
      <style:text-properties style:font-name-complex="Trebuchet MS" fo:color="#FF0000"/>
    </style:style>
    <style:style style:name="P134" style:parent-style-name="Standard" style:family="paragraph">
      <style:paragraph-properties fo:text-align="justify"/>
    </style:style>
    <style:style style:name="T135" style:parent-style-name="Fuentedepárrafopredeter." style:family="text">
      <style:text-properties style:font-name-complex="Trebuchet MS"/>
    </style:style>
    <style:style style:name="P136" style:parent-style-name="Standard" style:family="paragraph">
      <style:text-properties style:font-name-complex="Trebuchet MS" fo:font-weight="bold" style:font-weight-asian="bold"/>
    </style:style>
    <style:style style:name="P137" style:parent-style-name="Standard" style:family="paragraph">
      <style:text-properties style:font-name-complex="Trebuchet MS" fo:color="#FF0000" fo:language="en" fo:country="US"/>
    </style:style>
    <style:style style:name="P138" style:parent-style-name="Standard" style:family="paragraph">
      <style:paragraph-properties fo:text-indent="0.4916in"/>
      <style:text-properties style:font-name-complex="Trebuchet MS" fo:color="#FF0000" fo:language="en" fo:country="US"/>
    </style:style>
    <style:style style:name="T139" style:parent-style-name="Fuentedepárrafopredeter." style:family="text">
      <style:text-properties style:font-name-asian="Trebuchet MS" style:font-name-complex="Trebuchet MS" fo:color="#FF0000" fo:language="en" fo:country="US"/>
    </style:style>
    <style:style style:name="T140" style:parent-style-name="Fuentedepárrafopredeter." style:family="text">
      <style:text-properties style:font-name-complex="Trebuchet MS" fo:color="#FF0000" fo:language="en" fo:country="US"/>
    </style:style>
    <style:style style:name="T141" style:parent-style-name="Fuentedepárrafopredeter." style:family="text">
      <style:text-properties style:font-name-asian="Trebuchet MS" style:font-name-complex="Trebuchet MS" fo:color="#FF0000" fo:language="en" fo:country="US"/>
    </style:style>
    <style:style style:name="T142" style:parent-style-name="Fuentedepárrafopredeter." style:family="text">
      <style:text-properties style:font-name-complex="Trebuchet MS" fo:color="#FF0000" fo:language="en" fo:country="US"/>
    </style:style>
    <style:style style:name="T143" style:parent-style-name="Fuentedepárrafopredeter." style:family="text">
      <style:text-properties style:font-name-asian="Trebuchet MS" style:font-name-complex="Trebuchet MS" fo:color="#FF0000" fo:language="en" fo:country="US"/>
    </style:style>
    <style:style style:name="T144" style:parent-style-name="Fuentedepárrafopredeter." style:family="text">
      <style:text-properties style:font-name-complex="Trebuchet MS" fo:color="#FF0000" fo:language="en" fo:country="US"/>
    </style:style>
    <style:style style:name="T145" style:parent-style-name="Fuentedepárrafopredeter." style:family="text">
      <style:text-properties style:font-name-asian="Trebuchet MS" style:font-name-complex="Trebuchet MS" fo:color="#FF0000" fo:language="en" fo:country="US"/>
    </style:style>
    <style:style style:name="T146" style:parent-style-name="Fuentedepárrafopredeter." style:family="text">
      <style:text-properties style:font-name-complex="Trebuchet MS" fo:color="#FF0000" fo:language="en" fo:country="US"/>
    </style:style>
    <style:style style:name="P147" style:parent-style-name="Standard" style:family="paragraph">
      <style:paragraph-properties fo:text-indent="0.4916in"/>
    </style:style>
    <style:style style:name="T148" style:parent-style-name="Fuentedepárrafopredeter." style:family="text">
      <style:text-properties style:font-name-asian="Trebuchet MS" style:font-name-complex="Trebuchet MS" fo:color="#FF0000" fo:language="en" fo:country="US"/>
    </style:style>
    <style:style style:name="T149" style:parent-style-name="Fuentedepárrafopredeter." style:family="text">
      <style:text-properties style:font-name-complex="Trebuchet MS" fo:color="#FF0000" fo:language="en" fo:country="US"/>
    </style:style>
    <style:style style:name="P150" style:parent-style-name="Standard" style:family="paragraph">
      <style:paragraph-properties fo:text-indent="0.4916in"/>
    </style:style>
    <style:style style:name="T151" style:parent-style-name="Fuentedepárrafopredeter." style:family="text">
      <style:text-properties style:font-name-asian="Trebuchet MS" style:font-name-complex="Trebuchet MS" fo:color="#FF0000" fo:language="en" fo:country="US"/>
    </style:style>
    <style:style style:name="T152" style:parent-style-name="Fuentedepárrafopredeter." style:family="text">
      <style:text-properties style:font-name-complex="Trebuchet MS" fo:color="#FF0000" fo:language="en" fo:country="US"/>
    </style:style>
    <style:style style:name="P153" style:parent-style-name="Standard" style:family="paragraph">
      <style:paragraph-properties fo:text-indent="0.4916in"/>
      <style:text-properties style:font-name-complex="Trebuchet MS" fo:color="#FF0000" fo:language="en" fo:country="US"/>
    </style:style>
    <style:style style:name="P154" style:parent-style-name="Standard" style:family="paragraph">
      <style:paragraph-properties fo:margin-left="0.4916in">
        <style:tab-stops/>
      </style:paragraph-properties>
      <style:text-properties style:font-name-complex="Trebuchet MS" fo:color="#FF0000" fo:language="en" fo:country="US"/>
    </style:style>
    <style:style style:name="P155" style:parent-style-name="Standard" style:family="paragraph">
      <style:paragraph-properties fo:margin-left="0.4916in">
        <style:tab-stops/>
      </style:paragraph-properties>
      <style:text-properties style:font-name-complex="Trebuchet MS" fo:color="#FF0000" fo:language="en" fo:country="US"/>
    </style:style>
    <style:style style:name="T156" style:parent-style-name="Fuentedepárrafopredeter." style:family="text">
      <style:text-properties style:font-name-asian="Trebuchet MS" style:font-name-complex="Trebuchet MS" fo:color="#FF0000" fo:language="en" fo:country="US"/>
    </style:style>
    <style:style style:name="T157" style:parent-style-name="Fuentedepárrafopredeter." style:family="text">
      <style:text-properties style:font-name-complex="Trebuchet MS" fo:color="#FF0000" fo:language="en" fo:country="US"/>
    </style:style>
    <style:style style:name="T158" style:parent-style-name="Fuentedepárrafopredeter." style:family="text">
      <style:text-properties style:font-name-complex="Trebuchet MS" fo:color="#FF0000" fo:language="en" fo:country="US"/>
    </style:style>
    <style:style style:name="P159" style:parent-style-name="Standard" style:family="paragraph">
      <style:paragraph-properties fo:margin-left="0.4916in">
        <style:tab-stops/>
      </style:paragraph-properties>
    </style:style>
    <style:style style:name="T160" style:parent-style-name="Fuentedepárrafopredeter." style:family="text">
      <style:text-properties style:font-name-asian="Trebuchet MS" style:font-name-complex="Trebuchet MS" fo:color="#FF0000" fo:language="en" fo:country="US"/>
    </style:style>
    <style:style style:name="T161" style:parent-style-name="Fuentedepárrafopredeter." style:family="text">
      <style:text-properties style:font-name-complex="Trebuchet MS" fo:color="#FF0000" fo:language="en" fo:country="US"/>
    </style:style>
    <style:style style:name="P162" style:parent-style-name="Standard" style:family="paragraph">
      <style:paragraph-properties fo:margin-left="0.4916in">
        <style:tab-stops/>
      </style:paragraph-properties>
      <style:text-properties style:font-name-complex="Trebuchet MS" fo:color="#FF0000" fo:language="en" fo:country="US"/>
    </style:style>
    <style:style style:name="P163" style:parent-style-name="Standard" style:family="paragraph">
      <style:paragraph-properties fo:text-indent="0.4916in"/>
      <style:text-properties style:font-name-complex="Trebuchet MS" fo:color="#FF0000" fo:language="en" fo:country="US"/>
    </style:style>
    <style:style style:name="P164" style:parent-style-name="Standard" style:family="paragraph">
      <style:paragraph-properties fo:text-indent="0.4916in"/>
      <style:text-properties style:font-name-complex="Trebuchet MS" fo:color="#FF0000" fo:language="en" fo:country="US"/>
    </style:style>
    <style:style style:name="T165" style:parent-style-name="Fuentedepárrafopredeter." style:family="text">
      <style:text-properties style:font-name-asian="Trebuchet MS" style:font-name-complex="Trebuchet MS" fo:color="#FF0000" fo:language="en" fo:country="US"/>
    </style:style>
    <style:style style:name="T166" style:parent-style-name="Fuentedepárrafopredeter." style:family="text">
      <style:text-properties style:font-name-complex="Trebuchet MS" fo:color="#FF0000" fo:language="en" fo:country="US"/>
    </style:style>
    <style:style style:name="T167" style:parent-style-name="Fuentedepárrafopredeter." style:family="text">
      <style:text-properties style:font-name-asian="Trebuchet MS" style:font-name-complex="Trebuchet MS" fo:color="#FF0000" fo:language="en" fo:country="US"/>
    </style:style>
    <style:style style:name="T168" style:parent-style-name="Fuentedepárrafopredeter." style:family="text">
      <style:text-properties style:font-name-complex="Trebuchet MS" fo:color="#FF0000" fo:language="en" fo:country="US"/>
    </style:style>
    <style:style style:name="T169" style:parent-style-name="Fuentedepárrafopredeter." style:family="text">
      <style:text-properties style:font-name-asian="Trebuchet MS" style:font-name-complex="Trebuchet MS" fo:color="#FF0000" fo:language="en" fo:country="US"/>
    </style:style>
    <style:style style:name="T170" style:parent-style-name="Fuentedepárrafopredeter." style:family="text">
      <style:text-properties style:font-name-complex="Trebuchet MS" fo:color="#FF0000" fo:language="en" fo:country="US"/>
    </style:style>
    <style:style style:name="T171" style:parent-style-name="Fuentedepárrafopredeter." style:family="text">
      <style:text-properties style:font-name-asian="Trebuchet MS" style:font-name-complex="Trebuchet MS" fo:color="#FF0000" fo:language="en" fo:country="US"/>
    </style:style>
    <style:style style:name="T172" style:parent-style-name="Fuentedepárrafopredeter." style:family="text">
      <style:text-properties style:font-name-complex="Trebuchet MS" fo:color="#FF0000" fo:language="en" fo:country="US"/>
    </style:style>
    <style:style style:name="T173" style:parent-style-name="Fuentedepárrafopredeter." style:family="text">
      <style:text-properties style:font-name-asian="Trebuchet MS" style:font-name-complex="Trebuchet MS" fo:color="#FF0000" fo:language="en" fo:country="US"/>
    </style:style>
    <style:style style:name="T174" style:parent-style-name="Fuentedepárrafopredeter." style:family="text">
      <style:text-properties style:font-name-complex="Trebuchet MS" fo:color="#FF0000" fo:language="en" fo:country="US"/>
    </style:style>
    <style:style style:name="P175" style:parent-style-name="Standard" style:family="paragraph">
      <style:text-properties style:font-name-complex="Trebuchet MS" fo:color="#FF0000" fo:language="en" fo:country="US"/>
    </style:style>
    <style:style style:name="P176" style:parent-style-name="Standard" style:family="paragraph">
      <style:text-properties style:font-name-complex="Trebuchet MS" fo:font-weight="bold" style:font-weight-asian="bold" fo:color="#FF0000" fo:language="en" fo:country="US"/>
    </style:style>
    <style:style style:name="P177" style:parent-style-name="Standard" style:family="paragraph">
      <style:text-properties style:font-name-complex="Trebuchet MS" fo:color="#FF0000" fo:language="en" fo:country="US"/>
    </style:style>
    <style:style style:name="P178" style:parent-style-name="Standard" style:family="paragraph">
      <style:text-properties style:font-name-complex="Trebuchet MS" fo:color="#FF0000" fo:language="en" fo:country="US"/>
    </style:style>
    <style:style style:name="P179" style:parent-style-name="Standard" style:family="paragraph">
      <style:text-properties style:font-name-complex="Trebuchet MS" fo:color="#FF0000" fo:language="en" fo:country="US"/>
    </style:style>
    <style:style style:name="T180" style:parent-style-name="Fuentedepárrafopredeter." style:family="text">
      <style:text-properties style:font-name-complex="Trebuchet MS" fo:color="#FF0000" fo:language="en" fo:country="US"/>
    </style:style>
    <style:style style:name="T181" style:parent-style-name="Fuentedepárrafopredeter." style:family="text">
      <style:text-properties style:font-name-complex="Trebuchet MS" fo:color="#FF0000" fo:language="en" fo:country="US"/>
    </style:style>
    <style:style style:name="T182" style:parent-style-name="Fuentedepárrafopredeter." style:family="text">
      <style:text-properties style:font-name-complex="Trebuchet MS" fo:color="#FF0000" fo:language="en" fo:country="US"/>
    </style:style>
    <style:style style:name="T183" style:parent-style-name="Fuentedepárrafopredeter." style:family="text">
      <style:text-properties style:font-name-complex="Trebuchet MS" fo:color="#FF0000" fo:language="en" fo:country="US"/>
    </style:style>
    <style:style style:name="T184" style:parent-style-name="Fuentedepárrafopredeter." style:family="text">
      <style:text-properties style:font-name-complex="Trebuchet MS" fo:color="#FF0000" fo:language="en" fo:country="US"/>
    </style:style>
    <style:style style:name="P185" style:parent-style-name="Standard" style:family="paragraph">
      <style:text-properties style:font-name-complex="Trebuchet MS" fo:color="#FF0000" fo:language="en" fo:country="US"/>
    </style:style>
    <style:style style:name="P186" style:parent-style-name="Standard" style:family="paragraph">
      <style:text-properties style:font-name-complex="Trebuchet MS" fo:color="#FF0000" fo:language="en" fo:country="US"/>
    </style:style>
    <style:style style:name="P187" style:parent-style-name="Standard" style:family="paragraph">
      <style:text-properties style:font-name-complex="Trebuchet MS" fo:color="#FF0000" fo:language="en" fo:country="US"/>
    </style:style>
    <style:style style:name="P188" style:parent-style-name="Standard" style:family="paragraph">
      <style:text-properties style:font-name-complex="Trebuchet MS" fo:color="#FF0000" fo:language="en" fo:country="US"/>
    </style:style>
    <style:style style:name="P189" style:parent-style-name="Standard" style:family="paragraph">
      <style:text-properties style:font-name-complex="Trebuchet MS" fo:color="#FF0000" fo:language="en" fo:country="US"/>
    </style:style>
    <style:style style:name="P190" style:parent-style-name="Standard" style:family="paragraph">
      <style:text-properties style:font-name-complex="Trebuchet MS" fo:color="#FF0000" fo:language="en" fo:country="US"/>
    </style:style>
    <style:style style:name="P191" style:parent-style-name="Standard" style:family="paragraph">
      <style:text-properties style:font-name-complex="Trebuchet MS" fo:color="#FF0000" fo:language="en" fo:country="US"/>
    </style:style>
    <style:style style:name="P192" style:parent-style-name="Standard" style:family="paragraph">
      <style:text-properties style:font-name-complex="Trebuchet MS" fo:color="#FF0000" fo:language="en" fo:country="US"/>
    </style:style>
    <style:style style:name="P193" style:parent-style-name="Standard" style:family="paragraph">
      <style:text-properties style:font-name-complex="Trebuchet MS" fo:color="#FF0000" fo:language="en" fo:country="US"/>
    </style:style>
    <style:style style:name="P194" style:parent-style-name="Standard" style:family="paragraph">
      <style:text-properties style:font-name-complex="Trebuchet MS" fo:color="#FF0000" fo:language="en" fo:country="US"/>
    </style:style>
    <style:style style:name="P195" style:parent-style-name="Standard" style:family="paragraph">
      <style:text-properties style:font-name-complex="Trebuchet MS" fo:color="#FF0000" fo:language="en" fo:country="US"/>
    </style:style>
    <style:style style:name="P196" style:parent-style-name="Standard" style:family="paragraph">
      <style:text-properties style:font-name-complex="Trebuchet MS" fo:color="#FF0000"/>
    </style:style>
    <style:style style:name="P197" style:parent-style-name="Standard" style:family="paragraph">
      <style:text-properties style:font-name-complex="Trebuchet MS" fo:color="#FF0000"/>
    </style:style>
    <style:style style:name="P198" style:parent-style-name="Standard" style:family="paragraph">
      <style:text-properties style:font-name-complex="Trebuchet MS" fo:font-weight="bold" style:font-weight-asian="bold"/>
    </style:style>
    <style:style style:name="T199" style:parent-style-name="Fuentedepárrafopredeter." style:family="text">
      <style:text-properties style:font-name-complex="Trebuchet MS"/>
    </style:style>
    <style:style style:name="T200" style:parent-style-name="Fuentedepárrafopredeter." style:family="text">
      <style:text-properties style:font-name-complex="Trebuchet MS"/>
    </style:style>
    <style:style style:name="P201" style:parent-style-name="Standard" style:family="paragraph">
      <style:text-properties style:font-name-complex="Trebuchet MS" fo:color="#008000"/>
    </style:style>
    <style:style style:name="P202" style:parent-style-name="Standard" style:family="paragraph">
      <style:text-properties style:font-name-complex="Trebuchet MS" fo:color="#FF0000" fo:language="en" fo:country="GB"/>
    </style:style>
    <style:style style:name="T203" style:parent-style-name="Fuentedepárrafopredeter." style:family="text">
      <style:text-properties style:font-name-asian="Trebuchet MS" style:font-name-complex="Trebuchet MS" fo:color="#FF0000" fo:language="en" fo:country="GB"/>
    </style:style>
    <style:style style:name="T204" style:parent-style-name="Fuentedepárrafopredeter." style:family="text">
      <style:text-properties style:font-name-complex="Trebuchet MS" fo:color="#FF0000" fo:language="en" fo:country="GB"/>
    </style:style>
    <style:style style:name="T205" style:parent-style-name="Fuentedepárrafopredeter." style:family="text">
      <style:text-properties style:font-name-asian="Trebuchet MS" style:font-name-complex="Trebuchet MS" fo:color="#FF0000" fo:language="en" fo:country="GB"/>
    </style:style>
    <style:style style:name="T206" style:parent-style-name="Fuentedepárrafopredeter." style:family="text">
      <style:text-properties style:font-name-complex="Trebuchet MS" fo:color="#FF0000" fo:language="en" fo:country="GB"/>
    </style:style>
    <style:style style:name="T207" style:parent-style-name="Fuentedepárrafopredeter." style:family="text">
      <style:text-properties style:font-name-asian="Trebuchet MS" style:font-name-complex="Trebuchet MS" fo:color="#FF0000" fo:language="en" fo:country="GB"/>
    </style:style>
    <style:style style:name="T208" style:parent-style-name="Fuentedepárrafopredeter." style:family="text">
      <style:text-properties style:font-name-complex="Trebuchet MS" fo:color="#FF0000" fo:language="en" fo:country="GB"/>
    </style:style>
    <style:style style:name="T209" style:parent-style-name="Fuentedepárrafopredeter." style:family="text">
      <style:text-properties style:font-name-asian="Trebuchet MS" style:font-name-complex="Trebuchet MS" fo:color="#FF0000" fo:language="en" fo:country="GB"/>
    </style:style>
    <style:style style:name="T210" style:parent-style-name="Fuentedepárrafopredeter." style:family="text">
      <style:text-properties style:font-name-complex="Trebuchet MS" fo:color="#FF0000" fo:language="en" fo:country="GB"/>
    </style:style>
    <style:style style:name="P211" style:parent-style-name="Standard" style:family="paragraph">
      <style:text-properties style:font-name-complex="Trebuchet MS" fo:color="#FF0000" fo:language="en" fo:country="GB"/>
    </style:style>
    <style:style style:name="T212" style:parent-style-name="Fuentedepárrafopredeter." style:family="text">
      <style:text-properties style:font-name-asian="Trebuchet MS" style:font-name-complex="Trebuchet MS" fo:color="#FF0000" fo:language="en" fo:country="GB"/>
    </style:style>
    <style:style style:name="T213" style:parent-style-name="Fuentedepárrafopredeter." style:family="text">
      <style:text-properties style:font-name-complex="Trebuchet MS" fo:color="#FF0000" fo:language="en" fo:country="GB"/>
    </style:style>
    <style:style style:name="T214" style:parent-style-name="Fuentedepárrafopredeter." style:family="text">
      <style:text-properties style:font-name-asian="Trebuchet MS" style:font-name-complex="Trebuchet MS" fo:color="#FF0000" fo:language="en" fo:country="GB"/>
    </style:style>
    <style:style style:name="T215" style:parent-style-name="Fuentedepárrafopredeter." style:family="text">
      <style:text-properties style:font-name-complex="Trebuchet MS" fo:color="#FF0000" fo:language="en" fo:country="GB"/>
    </style:style>
    <style:style style:name="T216" style:parent-style-name="Fuentedepárrafopredeter." style:family="text">
      <style:text-properties style:font-name-asian="Trebuchet MS" style:font-name-complex="Trebuchet MS" fo:color="#FF0000" fo:language="en" fo:country="GB"/>
    </style:style>
    <style:style style:name="T217" style:parent-style-name="Fuentedepárrafopredeter." style:family="text">
      <style:text-properties style:font-name-complex="Trebuchet MS" fo:color="#FF0000" fo:language="en" fo:country="GB"/>
    </style:style>
    <style:style style:name="T218" style:parent-style-name="Fuentedepárrafopredeter." style:family="text">
      <style:text-properties style:font-name-asian="Trebuchet MS" style:font-name-complex="Trebuchet MS" fo:color="#FF0000" fo:language="en" fo:country="GB"/>
    </style:style>
    <style:style style:name="T219" style:parent-style-name="Fuentedepárrafopredeter." style:family="text">
      <style:text-properties style:font-name-complex="Trebuchet MS" fo:color="#FF0000"/>
    </style:style>
    <style:style style:name="T220" style:parent-style-name="Fuentedepárrafopredeter." style:family="text">
      <style:text-properties style:font-name-complex="Trebuchet MS" fo:color="#FF0000"/>
    </style:style>
    <style:style style:name="P221" style:parent-style-name="Standard" style:family="paragraph">
      <style:text-properties style:font-name-complex="Trebuchet MS" fo:color="#FF0000"/>
    </style:style>
    <style:style style:name="P222" style:parent-style-name="Standard" style:family="paragraph">
      <style:text-properties style:font-name-complex="Trebuchet MS" fo:color="#FF0000"/>
    </style:style>
    <style:style style:name="T223" style:parent-style-name="Fuentedepárrafopredeter." style:family="text">
      <style:text-properties style:font-name-complex="Trebuchet MS"/>
    </style:style>
    <style:style style:name="P224" style:parent-style-name="Standard" style:family="paragraph">
      <style:text-properties style:font-name-complex="Trebuchet MS" fo:color="#008000"/>
    </style:style>
    <style:style style:name="P225" style:parent-style-name="Standard" style:family="paragraph">
      <style:text-properties style:font-name-complex="Trebuchet MS" fo:color="#FF0000" fo:language="en" fo:country="US"/>
    </style:style>
    <style:style style:name="T226" style:parent-style-name="Fuentedepárrafopredeter." style:family="text">
      <style:text-properties style:font-name-asian="Trebuchet MS" style:font-name-complex="Trebuchet MS" fo:color="#FF0000" fo:language="en" fo:country="US"/>
    </style:style>
    <style:style style:name="T227" style:parent-style-name="Fuentedepárrafopredeter." style:family="text">
      <style:text-properties style:font-name-complex="Trebuchet MS" fo:color="#FF0000" fo:language="en" fo:country="US"/>
    </style:style>
    <style:style style:name="T228" style:parent-style-name="Fuentedepárrafopredeter." style:family="text">
      <style:text-properties style:font-name-complex="Trebuchet MS" fo:color="#FF0000" fo:language="en" fo:country="US"/>
    </style:style>
    <style:style style:name="T229" style:parent-style-name="Fuentedepárrafopredeter." style:family="text">
      <style:text-properties style:font-name-asian="Trebuchet MS" style:font-name-complex="Trebuchet MS" fo:color="#FF0000" fo:language="en" fo:country="US"/>
    </style:style>
    <style:style style:name="T230" style:parent-style-name="Fuentedepárrafopredeter." style:family="text">
      <style:text-properties style:font-name-complex="Trebuchet MS" fo:color="#FF0000" fo:language="en" fo:country="US"/>
    </style:style>
    <style:style style:name="T231" style:parent-style-name="Fuentedepárrafopredeter." style:family="text">
      <style:text-properties style:font-name-asian="Trebuchet MS" style:font-name-complex="Trebuchet MS" fo:color="#FF0000" fo:language="en" fo:country="US"/>
    </style:style>
    <style:style style:name="T232" style:parent-style-name="Fuentedepárrafopredeter." style:family="text">
      <style:text-properties style:font-name-complex="Trebuchet MS" fo:color="#FF0000" fo:language="en" fo:country="US"/>
    </style:style>
    <style:style style:name="T233" style:parent-style-name="Fuentedepárrafopredeter." style:family="text">
      <style:text-properties style:font-name-asian="Trebuchet MS" style:font-name-complex="Trebuchet MS" fo:color="#FF0000" fo:language="en" fo:country="US"/>
    </style:style>
    <style:style style:name="T234" style:parent-style-name="Fuentedepárrafopredeter." style:family="text">
      <style:text-properties style:font-name-complex="Trebuchet MS" fo:color="#FF0000" fo:language="en" fo:country="US"/>
    </style:style>
    <style:style style:name="P235" style:parent-style-name="Standard" style:family="paragraph">
      <style:text-properties style:font-name-complex="Trebuchet MS" fo:color="#FF0000" fo:language="en" fo:country="US"/>
    </style:style>
    <style:style style:name="T236" style:parent-style-name="Fuentedepárrafopredeter." style:family="text">
      <style:text-properties style:font-name-asian="Trebuchet MS" style:font-name-complex="Trebuchet MS" fo:color="#FF0000" fo:language="en" fo:country="US"/>
    </style:style>
    <style:style style:name="T237" style:parent-style-name="Fuentedepárrafopredeter." style:family="text">
      <style:text-properties style:font-name-complex="Trebuchet MS" fo:color="#FF0000" fo:language="en" fo:country="US"/>
    </style:style>
    <style:style style:name="T238" style:parent-style-name="Fuentedepárrafopredeter." style:family="text">
      <style:text-properties style:font-name-asian="Trebuchet MS" style:font-name-complex="Trebuchet MS" fo:color="#FF0000" fo:language="en" fo:country="US"/>
    </style:style>
    <style:style style:name="T239" style:parent-style-name="Fuentedepárrafopredeter." style:family="text">
      <style:text-properties style:font-name-complex="Trebuchet MS" fo:color="#FF0000"/>
    </style:style>
    <style:style style:name="P240" style:parent-style-name="Standard" style:family="paragraph">
      <style:text-properties style:font-name-complex="Trebuchet MS" fo:color="#FF0000"/>
    </style:style>
    <style:style style:name="T241" style:parent-style-name="Fuentedepárrafopredeter." style:family="text">
      <style:text-properties style:font-name-asian="Trebuchet MS" style:font-name-complex="Trebuchet MS" fo:color="#FF0000"/>
    </style:style>
    <style:style style:name="T242" style:parent-style-name="Fuentedepárrafopredeter." style:family="text">
      <style:text-properties style:font-name-complex="Trebuchet MS" fo:color="#FF0000"/>
    </style:style>
    <style:style style:name="T243" style:parent-style-name="Fuentedepárrafopredeter." style:family="text">
      <style:text-properties style:font-name-asian="Trebuchet MS" style:font-name-complex="Trebuchet MS" fo:color="#FF0000"/>
    </style:style>
    <style:style style:name="T244" style:parent-style-name="Fuentedepárrafopredeter." style:family="text">
      <style:text-properties style:font-name-complex="Trebuchet MS" fo:color="#FF0000"/>
    </style:style>
    <style:style style:name="T245" style:parent-style-name="Fuentedepárrafopredeter." style:family="text">
      <style:text-properties style:font-name-asian="Trebuchet MS" style:font-name-complex="Trebuchet MS" fo:color="#FF0000"/>
    </style:style>
    <style:style style:name="T246" style:parent-style-name="Fuentedepárrafopredeter." style:family="text">
      <style:text-properties style:font-name-complex="Trebuchet MS" fo:color="#FF0000"/>
    </style:style>
    <style:style style:name="P247" style:parent-style-name="Standard" style:family="paragraph">
      <style:text-properties style:font-name-complex="Trebuchet MS" fo:color="#FF0000"/>
    </style:style>
    <style:style style:name="P248" style:parent-style-name="Standard" style:family="paragraph">
      <style:text-properties style:font-name-complex="Trebuchet MS" fo:color="#FF0000"/>
    </style:style>
    <style:style style:name="P249" style:parent-style-name="Standard" style:family="paragraph">
      <style:text-properties fo:color="#000000"/>
    </style:style>
    <style:style style:name="P250" style:parent-style-name="Standard" style:family="paragraph">
      <style:text-properties fo:color="#FF0000" fo:language="en" fo:country="US"/>
    </style:style>
    <style:style style:name="P251" style:parent-style-name="Standard" style:family="paragraph">
      <style:text-properties fo:color="#FF0000" fo:language="en" fo:country="US"/>
    </style:style>
    <style:style style:name="P252" style:parent-style-name="Standard" style:family="paragraph">
      <style:text-properties fo:color="#FF0000" fo:language="en" fo:country="US"/>
    </style:style>
    <style:style style:name="P253" style:parent-style-name="Standard" style:family="paragraph">
      <style:text-properties fo:color="#FF0000" fo:language="en" fo:country="US"/>
    </style:style>
    <style:style style:name="P254" style:parent-style-name="Standard" style:family="paragraph">
      <style:text-properties fo:color="#FF0000" fo:language="en" fo:country="US"/>
    </style:style>
    <style:style style:name="T255" style:parent-style-name="Fuentedepárrafopredeter." style:family="text">
      <style:text-properties style:font-name-asian="Trebuchet MS" style:font-name-complex="Trebuchet MS" fo:color="#FF0000" fo:language="en" fo:country="US"/>
    </style:style>
    <style:style style:name="T256" style:parent-style-name="Fuentedepárrafopredeter." style:family="text">
      <style:text-properties style:font-name-complex="Trebuchet MS" fo:color="#FF0000" fo:language="en" fo:country="US"/>
    </style:style>
    <style:style style:name="T257" style:parent-style-name="Fuentedepárrafopredeter." style:family="text">
      <style:text-properties style:font-name-complex="Trebuchet MS" fo:color="#FF0000" fo:language="en" fo:country="US"/>
    </style:style>
    <style:style style:name="T258" style:parent-style-name="Fuentedepárrafopredeter." style:family="text">
      <style:text-properties style:font-name-asian="Trebuchet MS" style:font-name-complex="Trebuchet MS" fo:color="#FF0000" fo:language="en" fo:country="US"/>
    </style:style>
    <style:style style:name="T259" style:parent-style-name="Fuentedepárrafopredeter." style:family="text">
      <style:text-properties style:font-name-complex="Trebuchet MS" fo:color="#FF0000" fo:language="en" fo:country="US"/>
    </style:style>
    <style:style style:name="T260" style:parent-style-name="Fuentedepárrafopredeter." style:family="text">
      <style:text-properties style:font-name-asian="Trebuchet MS" style:font-name-complex="Trebuchet MS" fo:color="#FF0000" fo:language="en" fo:country="US"/>
    </style:style>
    <style:style style:name="T261" style:parent-style-name="Fuentedepárrafopredeter." style:family="text">
      <style:text-properties style:font-name-complex="Trebuchet MS" fo:color="#FF0000" fo:language="en" fo:country="US"/>
    </style:style>
    <style:style style:name="T262" style:parent-style-name="Fuentedepárrafopredeter." style:family="text">
      <style:text-properties style:font-name-complex="Trebuchet MS" fo:color="#FF0000" fo:language="en" fo:country="US"/>
    </style:style>
    <style:style style:name="T263" style:parent-style-name="Fuentedepárrafopredeter." style:family="text">
      <style:text-properties style:font-name-asian="Trebuchet MS" style:font-name-complex="Trebuchet MS" fo:color="#FF0000" fo:language="en" fo:country="US"/>
    </style:style>
    <style:style style:name="T264" style:parent-style-name="Fuentedepárrafopredeter." style:family="text">
      <style:text-properties style:font-name-complex="Trebuchet MS" fo:color="#FF0000" fo:language="en" fo:country="US"/>
    </style:style>
    <style:style style:name="P265" style:parent-style-name="Standard" style:family="paragraph">
      <style:text-properties fo:color="#FF0000" fo:language="en" fo:country="US"/>
    </style:style>
    <style:style style:name="P266" style:parent-style-name="Standard" style:family="paragraph">
      <style:text-properties fo:color="#FF0000" fo:language="en" fo:country="US"/>
    </style:style>
    <style:style style:name="P267" style:parent-style-name="Standard" style:family="paragraph">
      <style:text-properties fo:color="#FF0000" fo:language="en" fo:country="US"/>
    </style:style>
    <style:style style:name="P268" style:parent-style-name="Standard" style:family="paragraph">
      <style:text-properties fo:color="#FF0000" fo:language="en" fo:country="US"/>
    </style:style>
    <style:style style:name="P269" style:parent-style-name="Standard" style:family="paragraph">
      <style:text-properties fo:color="#FF0000" fo:language="en" fo:country="US"/>
    </style:style>
    <style:style style:name="P270" style:parent-style-name="Standard" style:family="paragraph">
      <style:text-properties fo:color="#FF0000" fo:language="en" fo:country="US"/>
    </style:style>
    <style:style style:name="P271" style:parent-style-name="Standard" style:family="paragraph">
      <style:text-properties fo:color="#FF0000" fo:language="en" fo:country="US"/>
    </style:style>
    <style:style style:name="P272" style:parent-style-name="Standard" style:family="paragraph">
      <style:text-properties fo:color="#FF0000" fo:language="en" fo:country="US"/>
    </style:style>
    <style:style style:name="P273" style:parent-style-name="Standard" style:family="paragraph">
      <style:text-properties fo:color="#FF0000" fo:language="en" fo:country="US"/>
    </style:style>
    <style:style style:name="P274" style:parent-style-name="Standard" style:family="paragraph">
      <style:text-properties fo:color="#FF0000" fo:language="en" fo:country="US"/>
    </style:style>
    <style:style style:name="P275" style:parent-style-name="Standard" style:family="paragraph">
      <style:text-properties fo:color="#FF0000" fo:language="en" fo:country="US"/>
    </style:style>
    <style:style style:name="P276" style:parent-style-name="Standard" style:family="paragraph">
      <style:text-properties fo:color="#FF0000" fo:language="en" fo:country="US"/>
    </style:style>
    <style:style style:name="P277" style:parent-style-name="Standard" style:family="paragraph">
      <style:text-properties fo:color="#FF0000"/>
    </style:style>
    <style:style style:name="P278" style:parent-style-name="Standard" style:family="paragraph">
      <style:text-properties fo:color="#FF0000"/>
    </style:style>
    <style:style style:name="P279" style:parent-style-name="Standard" style:family="paragraph">
      <style:text-properties fo:color="#FF0000"/>
    </style:style>
    <style:style style:name="P280" style:parent-style-name="Standard" style:family="paragraph">
      <style:text-properties fo:color="#000000"/>
    </style:style>
    <style:style style:name="P281" style:parent-style-name="Standard" style:family="paragraph">
      <style:text-properties fo:color="#FF0000" fo:language="en" fo:country="US"/>
    </style:style>
    <style:style style:name="P282" style:parent-style-name="Standard" style:family="paragraph">
      <style:text-properties fo:color="#FF0000" fo:language="en" fo:country="US"/>
    </style:style>
    <style:style style:name="P283" style:parent-style-name="Standard" style:family="paragraph">
      <style:text-properties fo:color="#FF0000" fo:language="en" fo:country="US"/>
    </style:style>
    <style:style style:name="P284" style:parent-style-name="Standard" style:family="paragraph">
      <style:text-properties fo:color="#FF0000" fo:language="en" fo:country="US"/>
    </style:style>
    <style:style style:name="P285" style:parent-style-name="Standard" style:family="paragraph">
      <style:text-properties fo:color="#FF0000" fo:language="en" fo:country="US"/>
    </style:style>
    <style:style style:name="P286" style:parent-style-name="Standard" style:family="paragraph">
      <style:text-properties fo:color="#FF0000" fo:language="en" fo:country="US"/>
    </style:style>
    <style:style style:name="P287" style:parent-style-name="Standard" style:family="paragraph">
      <style:text-properties fo:color="#FF0000" fo:language="en" fo:country="US"/>
    </style:style>
    <style:style style:name="P288" style:parent-style-name="Standard" style:family="paragraph">
      <style:text-properties fo:color="#FF0000" fo:language="en" fo:country="US"/>
    </style:style>
    <style:style style:name="P289" style:parent-style-name="Standard" style:family="paragraph">
      <style:text-properties fo:color="#FF0000" fo:language="en" fo:country="US"/>
    </style:style>
    <style:style style:name="P290" style:parent-style-name="Standard" style:family="paragraph">
      <style:text-properties fo:color="#FF0000" fo:language="en" fo:country="US"/>
    </style:style>
    <style:style style:name="P291" style:parent-style-name="Standard" style:family="paragraph">
      <style:text-properties fo:color="#FF0000" fo:language="en" fo:country="US"/>
    </style:style>
    <style:style style:name="P292" style:parent-style-name="Standard" style:family="paragraph">
      <style:text-properties fo:color="#FF0000" fo:language="en" fo:country="US"/>
    </style:style>
    <style:style style:name="P293" style:parent-style-name="Standard" style:family="paragraph">
      <style:text-properties fo:color="#FF0000"/>
    </style:style>
    <style:style style:name="T294" style:parent-style-name="Fuentedepárrafopredeter." style:family="text">
      <style:text-properties fo:color="#FF0000"/>
    </style:style>
    <style:style style:name="T295" style:parent-style-name="Fuentedepárrafopredeter." style:family="text">
      <style:text-properties fo:color="#FF0000" fo:language="en" fo:country="US"/>
    </style:style>
    <style:style style:name="P296" style:parent-style-name="Standard" style:family="paragraph">
      <style:text-properties fo:color="#FF0000" fo:language="en" fo:country="US"/>
    </style:style>
    <style:style style:name="P297" style:parent-style-name="Standard" style:family="paragraph">
      <style:text-properties fo:color="#FF0000" fo:language="en" fo:country="US"/>
    </style:style>
    <style:style style:name="P298" style:parent-style-name="Standard" style:family="paragraph">
      <style:text-properties fo:color="#FF0000" fo:language="en" fo:country="US"/>
    </style:style>
    <style:style style:name="P299" style:parent-style-name="Standard" style:family="paragraph">
      <style:text-properties fo:color="#FF0000" fo:language="en" fo:country="US"/>
    </style:style>
    <style:style style:name="P300" style:parent-style-name="Standard" style:family="paragraph">
      <style:text-properties fo:color="#FF0000" fo:language="en" fo:country="US"/>
    </style:style>
    <style:style style:name="P301" style:parent-style-name="Standard" style:family="paragraph">
      <style:text-properties fo:color="#FF0000" fo:language="en" fo:country="US"/>
    </style:style>
    <style:style style:name="P302" style:parent-style-name="Standard" style:family="paragraph">
      <style:text-properties fo:color="#FF0000" fo:language="en" fo:country="US"/>
    </style:style>
    <style:style style:name="P303" style:parent-style-name="Standard" style:family="paragraph">
      <style:text-properties fo:color="#FF0000" fo:language="en" fo:country="US"/>
    </style:style>
    <style:style style:name="P304" style:parent-style-name="Standard" style:family="paragraph">
      <style:text-properties fo:color="#FF0000" fo:language="en" fo:country="US"/>
    </style:style>
    <style:style style:name="P305" style:parent-style-name="Standard" style:family="paragraph">
      <style:text-properties fo:color="#FF0000" fo:language="en" fo:country="US"/>
    </style:style>
    <style:style style:name="P306" style:parent-style-name="Standard" style:family="paragraph">
      <style:text-properties fo:color="#FF0000" fo:language="en" fo:country="US"/>
    </style:style>
    <style:style style:name="P307" style:parent-style-name="Standard" style:family="paragraph">
      <style:text-properties fo:color="#FF0000" fo:language="en" fo:country="US"/>
    </style:style>
    <style:style style:name="P308" style:parent-style-name="Standard" style:family="paragraph">
      <style:text-properties fo:color="#FF0000" fo:language="en" fo:country="US"/>
    </style:style>
    <style:style style:name="P309" style:parent-style-name="Standard" style:family="paragraph">
      <style:text-properties fo:color="#FF0000" fo:language="en" fo:country="US"/>
    </style:style>
    <style:style style:name="P310" style:parent-style-name="Standard" style:family="paragraph">
      <style:text-properties fo:color="#FF0000" fo:language="en" fo:country="US"/>
    </style:style>
    <style:style style:name="P311" style:parent-style-name="Standard" style:family="paragraph">
      <style:text-properties fo:color="#FF0000" fo:language="en" fo:country="US"/>
    </style:style>
    <style:style style:name="P312" style:parent-style-name="Standard" style:family="paragraph">
      <style:text-properties fo:color="#FF0000" fo:language="en" fo:country="US"/>
    </style:style>
    <style:style style:name="P313" style:parent-style-name="Standard" style:family="paragraph">
      <style:text-properties fo:color="#FF0000" fo:language="en" fo:country="US"/>
    </style:style>
    <style:style style:name="P314" style:parent-style-name="Standard" style:family="paragraph">
      <style:text-properties fo:color="#FF0000"/>
    </style:style>
    <style:style style:name="P315" style:parent-style-name="Standard" style:family="paragraph">
      <style:text-properties fo:color="#FF0000" fo:language="en" fo:country="US"/>
    </style:style>
    <style:style style:name="P316" style:parent-style-name="Standard" style:family="paragraph">
      <style:text-properties fo:color="#FF0000" fo:language="en" fo:country="US"/>
    </style:style>
    <style:style style:name="P317" style:parent-style-name="Standard" style:family="paragraph">
      <style:text-properties fo:color="#FF0000" fo:language="en" fo:country="US"/>
    </style:style>
    <style:style style:name="P318" style:parent-style-name="Standard" style:family="paragraph">
      <style:text-properties fo:color="#FF0000" fo:language="en" fo:country="US"/>
    </style:style>
    <style:style style:name="P319" style:parent-style-name="Standard" style:family="paragraph">
      <style:text-properties fo:color="#FF0000" fo:language="en" fo:country="US"/>
    </style:style>
    <style:style style:name="P320" style:parent-style-name="Standard" style:family="paragraph">
      <style:text-properties fo:color="#FF0000" fo:language="en" fo:country="US"/>
    </style:style>
    <style:style style:name="P321" style:parent-style-name="Standard" style:family="paragraph">
      <style:text-properties fo:color="#FF0000" fo:language="en" fo:country="US"/>
    </style:style>
    <style:style style:name="P322" style:parent-style-name="Standard" style:family="paragraph">
      <style:text-properties fo:color="#FF0000" fo:language="en" fo:country="US"/>
    </style:style>
    <style:style style:name="P323" style:parent-style-name="Standard" style:family="paragraph">
      <style:text-properties fo:color="#FF0000" fo:language="en" fo:country="US"/>
    </style:style>
    <style:style style:name="P324" style:parent-style-name="Standard" style:family="paragraph">
      <style:text-properties fo:color="#FF0000" fo:language="en" fo:country="US"/>
    </style:style>
    <style:style style:name="P325" style:parent-style-name="Standard" style:family="paragraph">
      <style:text-properties fo:color="#FF0000" fo:language="en" fo:country="US"/>
    </style:style>
    <style:style style:name="P326" style:parent-style-name="Standard" style:family="paragraph">
      <style:text-properties fo:color="#FF0000" fo:language="en" fo:country="US"/>
    </style:style>
    <style:style style:name="P327" style:parent-style-name="Standard" style:family="paragraph">
      <style:text-properties fo:color="#FF0000" fo:language="en" fo:country="US"/>
    </style:style>
    <style:style style:name="P328" style:parent-style-name="Standard" style:family="paragraph">
      <style:text-properties fo:color="#FF0000" fo:language="en" fo:country="US"/>
    </style:style>
    <style:style style:name="P329" style:parent-style-name="Standard" style:family="paragraph">
      <style:text-properties fo:color="#FF0000" fo:language="en" fo:country="US"/>
    </style:style>
    <style:style style:name="P330" style:parent-style-name="Standard" style:family="paragraph">
      <style:text-properties fo:color="#FF0000" fo:language="en" fo:country="US"/>
    </style:style>
    <style:style style:name="P331" style:parent-style-name="Standard" style:family="paragraph">
      <style:text-properties fo:color="#FF0000" fo:language="en" fo:country="US"/>
    </style:style>
    <style:style style:name="P332" style:parent-style-name="Standard" style:family="paragraph">
      <style:text-properties fo:color="#FF0000" fo:language="en" fo:country="US"/>
    </style:style>
    <style:style style:name="P333" style:parent-style-name="Standard" style:family="paragraph">
      <style:text-properties fo:color="#FF0000" fo:language="en" fo:country="US"/>
    </style:style>
    <style:style style:name="P334" style:parent-style-name="Standard" style:family="paragraph">
      <style:text-properties fo:color="#FF0000" fo:language="en" fo:country="US"/>
    </style:style>
    <style:style style:name="P335" style:parent-style-name="Standard" style:family="paragraph">
      <style:text-properties fo:color="#FF0000" fo:language="en" fo:country="US"/>
    </style:style>
    <style:style style:name="P336" style:parent-style-name="Standard" style:family="paragraph">
      <style:text-properties fo:color="#FF0000"/>
    </style:style>
    <style:style style:name="P337" style:parent-style-name="Standard" style:family="paragraph">
      <style:text-properties fo:color="#FF0000" fo:language="en" fo:country="US"/>
    </style:style>
    <style:style style:name="P338" style:parent-style-name="Standard" style:family="paragraph">
      <style:text-properties fo:color="#FF0000" fo:language="en" fo:country="US"/>
    </style:style>
    <style:style style:name="P339" style:parent-style-name="Standard" style:family="paragraph">
      <style:text-properties fo:color="#FF0000" fo:language="en" fo:country="US"/>
    </style:style>
    <style:style style:name="P340" style:parent-style-name="Standard" style:family="paragraph">
      <style:text-properties fo:color="#FF0000" fo:language="en" fo:country="US"/>
    </style:style>
    <style:style style:name="P341" style:parent-style-name="Standard" style:family="paragraph">
      <style:text-properties fo:color="#FF0000" fo:language="en" fo:country="US"/>
    </style:style>
    <style:style style:name="P342" style:parent-style-name="Standard" style:family="paragraph">
      <style:text-properties fo:color="#FF0000" fo:language="en" fo:country="US"/>
    </style:style>
    <style:style style:name="P343" style:parent-style-name="Standard" style:family="paragraph">
      <style:text-properties fo:color="#FF0000" fo:language="en" fo:country="US"/>
    </style:style>
    <style:style style:name="P344" style:parent-style-name="Standard" style:family="paragraph">
      <style:text-properties fo:color="#FF0000" fo:language="en" fo:country="US"/>
    </style:style>
    <style:style style:name="P345" style:parent-style-name="Standard" style:family="paragraph">
      <style:text-properties fo:color="#FF0000"/>
    </style:style>
    <style:style style:name="P346" style:parent-style-name="Standard" style:family="paragraph">
      <style:text-properties fo:color="#FF0000"/>
    </style:style>
    <style:style style:name="T347" style:parent-style-name="Fuentedepárrafopredeter." style:family="text">
      <style:text-properties fo:color="#000000"/>
    </style:style>
    <style:style style:name="T348" style:parent-style-name="Fuentedepárrafopredeter." style:family="text">
      <style:text-properties style:font-name-complex="Trebuchet MS" fo:color="#000000"/>
    </style:style>
    <style:style style:name="P349" style:parent-style-name="Standard" style:family="paragraph">
      <style:text-properties style:font-name-complex="Trebuchet MS" fo:color="#FF0000"/>
    </style:style>
    <style:style style:name="P350" style:parent-style-name="Standard" style:family="paragraph">
      <style:text-properties style:font-name-complex="Trebuchet MS" fo:color="#FF0000" fo:language="en" fo:country="US"/>
    </style:style>
    <style:style style:name="T351" style:parent-style-name="Fuentedepárrafopredeter." style:family="text">
      <style:text-properties style:font-name-asian="Trebuchet MS" style:font-name-complex="Trebuchet MS" fo:color="#FF0000" fo:language="en" fo:country="US"/>
    </style:style>
    <style:style style:name="T352" style:parent-style-name="Fuentedepárrafopredeter." style:family="text">
      <style:text-properties style:font-name-complex="Trebuchet MS" fo:color="#FF0000" fo:language="en" fo:country="US"/>
    </style:style>
    <style:style style:name="T353" style:parent-style-name="Fuentedepárrafopredeter." style:family="text">
      <style:text-properties style:font-name-asian="Trebuchet MS" style:font-name-complex="Trebuchet MS" fo:color="#FF0000" fo:language="en" fo:country="US"/>
    </style:style>
    <style:style style:name="T354" style:parent-style-name="Fuentedepárrafopredeter." style:family="text">
      <style:text-properties style:font-name-complex="Trebuchet MS" fo:color="#FF0000" fo:language="en" fo:country="US"/>
    </style:style>
    <style:style style:name="T355" style:parent-style-name="Fuentedepárrafopredeter." style:family="text">
      <style:text-properties style:font-name-asian="Trebuchet MS" style:font-name-complex="Trebuchet MS" fo:color="#FF0000" fo:language="en" fo:country="US"/>
    </style:style>
    <style:style style:name="T356" style:parent-style-name="Fuentedepárrafopredeter." style:family="text">
      <style:text-properties style:font-name-complex="Trebuchet MS" fo:color="#FF0000" fo:language="en" fo:country="US"/>
    </style:style>
    <style:style style:name="T357" style:parent-style-name="Fuentedepárrafopredeter." style:family="text">
      <style:text-properties style:font-name-asian="Trebuchet MS" style:font-name-complex="Trebuchet MS" fo:color="#FF0000" fo:language="en" fo:country="US"/>
    </style:style>
    <style:style style:name="T358" style:parent-style-name="Fuentedepárrafopredeter." style:family="text">
      <style:text-properties style:font-name-complex="Trebuchet MS" fo:color="#FF0000" fo:language="en" fo:country="US"/>
    </style:style>
    <style:style style:name="T359" style:parent-style-name="Fuentedepárrafopredeter." style:family="text">
      <style:text-properties style:font-name-asian="Trebuchet MS" style:font-name-complex="Trebuchet MS" fo:color="#FF0000" fo:language="en" fo:country="US"/>
    </style:style>
    <style:style style:name="T360" style:parent-style-name="Fuentedepárrafopredeter." style:family="text">
      <style:text-properties style:font-name-complex="Trebuchet MS" fo:color="#FF0000" fo:language="en" fo:country="US"/>
    </style:style>
    <style:style style:name="T361" style:parent-style-name="Fuentedepárrafopredeter." style:family="text">
      <style:text-properties style:font-name-asian="Trebuchet MS" style:font-name-complex="Trebuchet MS" fo:color="#FF0000" fo:language="en" fo:country="US"/>
    </style:style>
    <style:style style:name="T362" style:parent-style-name="Fuentedepárrafopredeter." style:family="text">
      <style:text-properties style:font-name-complex="Trebuchet MS" fo:color="#FF0000" fo:language="en" fo:country="US"/>
    </style:style>
    <style:style style:name="T363" style:parent-style-name="Fuentedepárrafopredeter." style:family="text">
      <style:text-properties style:font-name-asian="Trebuchet MS" style:font-name-complex="Trebuchet MS" fo:color="#FF0000" fo:language="en" fo:country="US"/>
    </style:style>
    <style:style style:name="T364" style:parent-style-name="Fuentedepárrafopredeter." style:family="text">
      <style:text-properties style:font-name-complex="Trebuchet MS" fo:color="#FF0000" fo:language="en" fo:country="US"/>
    </style:style>
    <style:style style:name="T365" style:parent-style-name="Fuentedepárrafopredeter." style:family="text">
      <style:text-properties style:font-name-asian="Trebuchet MS" style:font-name-complex="Trebuchet MS" fo:color="#FF0000" fo:language="en" fo:country="US"/>
    </style:style>
    <style:style style:name="T366" style:parent-style-name="Fuentedepárrafopredeter." style:family="text">
      <style:text-properties style:font-name-complex="Trebuchet MS" fo:color="#FF0000" fo:language="en" fo:country="US"/>
    </style:style>
    <style:style style:name="T367" style:parent-style-name="Fuentedepárrafopredeter." style:family="text">
      <style:text-properties style:font-name-asian="Trebuchet MS" style:font-name-complex="Trebuchet MS" fo:color="#FF0000" fo:language="en" fo:country="US"/>
    </style:style>
    <style:style style:name="T368" style:parent-style-name="Fuentedepárrafopredeter." style:family="text">
      <style:text-properties style:font-name-complex="Trebuchet MS" fo:color="#FF0000" fo:language="en" fo:country="US"/>
    </style:style>
    <style:style style:name="P369" style:parent-style-name="Standard" style:family="paragraph">
      <style:text-properties style:font-name-complex="Trebuchet MS" fo:color="#FF0000"/>
    </style:style>
    <style:style style:name="T370" style:parent-style-name="Fuentedepárrafopredeter." style:family="text">
      <style:text-properties style:font-name-asian="Trebuchet MS" style:font-name-complex="Trebuchet MS" fo:color="#FF0000"/>
    </style:style>
    <style:style style:name="T371" style:parent-style-name="Fuentedepárrafopredeter." style:family="text">
      <style:text-properties style:font-name-complex="Trebuchet MS" fo:color="#FF0000"/>
    </style:style>
    <style:style style:name="T372" style:parent-style-name="Fuentedepárrafopredeter." style:family="text">
      <style:text-properties style:font-name-asian="Trebuchet MS" style:font-name-complex="Trebuchet MS" fo:color="#FF0000"/>
    </style:style>
    <style:style style:name="T373" style:parent-style-name="Fuentedepárrafopredeter." style:family="text">
      <style:text-properties style:font-name-complex="Trebuchet MS" fo:color="#FF0000"/>
    </style:style>
    <style:style style:name="T374" style:parent-style-name="Fuentedepárrafopredeter." style:family="text">
      <style:text-properties style:font-name-asian="Trebuchet MS" style:font-name-complex="Trebuchet MS" fo:color="#FF0000"/>
    </style:style>
    <style:style style:name="T375" style:parent-style-name="Fuentedepárrafopredeter." style:family="text">
      <style:text-properties style:font-name-complex="Trebuchet MS" fo:color="#FF0000"/>
    </style:style>
    <style:style style:name="P376" style:parent-style-name="Standard" style:family="paragraph">
      <style:text-properties style:font-name-complex="Trebuchet MS" fo:color="#00B050"/>
    </style:style>
    <style:style style:name="P377" style:parent-style-name="Standard" style:family="paragraph">
      <style:text-properties style:font-name-complex="Trebuchet MS" fo:color="#00B050"/>
    </style:style>
    <style:style style:name="T378" style:parent-style-name="Fuentedepárrafopredeter." style:family="text">
      <style:text-properties style:font-name-complex="Trebuchet MS"/>
    </style:style>
    <style:style style:name="P379" style:parent-style-name="Standard" style:family="paragraph">
      <style:text-properties style:font-name-complex="Trebuchet MS"/>
    </style:style>
    <style:style style:name="P380" style:parent-style-name="Standard" style:family="paragraph">
      <style:text-properties style:font-name-complex="Trebuchet MS" fo:color="#FF0000" fo:language="en" fo:country="US"/>
    </style:style>
    <style:style style:name="T381" style:parent-style-name="Fuentedepárrafopredeter." style:family="text">
      <style:text-properties style:font-name-asian="Trebuchet MS" style:font-name-complex="Trebuchet MS" fo:color="#FF0000" fo:language="en" fo:country="US"/>
    </style:style>
    <style:style style:name="T382" style:parent-style-name="Fuentedepárrafopredeter." style:family="text">
      <style:text-properties style:font-name-complex="Trebuchet MS" fo:color="#FF0000" fo:language="en" fo:country="US"/>
    </style:style>
    <style:style style:name="T383" style:parent-style-name="Fuentedepárrafopredeter." style:family="text">
      <style:text-properties style:font-name-asian="Trebuchet MS" style:font-name-complex="Trebuchet MS" fo:color="#FF0000" fo:language="en" fo:country="US"/>
    </style:style>
    <style:style style:name="T384" style:parent-style-name="Fuentedepárrafopredeter." style:family="text">
      <style:text-properties style:font-name-complex="Trebuchet MS" fo:color="#FF0000" fo:language="en" fo:country="US"/>
    </style:style>
    <style:style style:name="T385" style:parent-style-name="Fuentedepárrafopredeter." style:family="text">
      <style:text-properties style:font-name-asian="Trebuchet MS" style:font-name-complex="Trebuchet MS" fo:color="#FF0000" fo:language="en" fo:country="US"/>
    </style:style>
    <style:style style:name="T386" style:parent-style-name="Fuentedepárrafopredeter." style:family="text">
      <style:text-properties style:font-name-complex="Trebuchet MS" fo:color="#FF0000" fo:language="en" fo:country="US"/>
    </style:style>
    <style:style style:name="T387" style:parent-style-name="Fuentedepárrafopredeter." style:family="text">
      <style:text-properties style:font-name-asian="Trebuchet MS" style:font-name-complex="Trebuchet MS" fo:color="#FF0000" fo:language="en" fo:country="US"/>
    </style:style>
    <style:style style:name="T388" style:parent-style-name="Fuentedepárrafopredeter." style:family="text">
      <style:text-properties style:font-name-complex="Trebuchet MS" fo:color="#FF0000" fo:language="en" fo:country="US"/>
    </style:style>
    <style:style style:name="T389" style:parent-style-name="Fuentedepárrafopredeter." style:family="text">
      <style:text-properties style:font-name-asian="Trebuchet MS" style:font-name-complex="Trebuchet MS" fo:color="#FF0000" fo:language="en" fo:country="US"/>
    </style:style>
    <style:style style:name="T390" style:parent-style-name="Fuentedepárrafopredeter." style:family="text">
      <style:text-properties style:font-name-complex="Trebuchet MS" fo:color="#FF0000" fo:language="en" fo:country="US"/>
    </style:style>
    <style:style style:name="T391" style:parent-style-name="Fuentedepárrafopredeter." style:family="text">
      <style:text-properties style:font-name-asian="Trebuchet MS" style:font-name-complex="Trebuchet MS" fo:color="#FF0000" fo:language="en" fo:country="US"/>
    </style:style>
    <style:style style:name="T392" style:parent-style-name="Fuentedepárrafopredeter." style:family="text">
      <style:text-properties style:font-name-complex="Trebuchet MS" fo:color="#FF0000" fo:language="en" fo:country="US"/>
    </style:style>
    <style:style style:name="T393" style:parent-style-name="Fuentedepárrafopredeter." style:family="text">
      <style:text-properties style:font-name-asian="Trebuchet MS" style:font-name-complex="Trebuchet MS" fo:color="#FF0000" fo:language="en" fo:country="US"/>
    </style:style>
    <style:style style:name="T394" style:parent-style-name="Fuentedepárrafopredeter." style:family="text">
      <style:text-properties style:font-name-complex="Trebuchet MS" fo:color="#FF0000" fo:language="en" fo:country="US"/>
    </style:style>
    <style:style style:name="T395" style:parent-style-name="Fuentedepárrafopredeter." style:family="text">
      <style:text-properties style:font-name-asian="Trebuchet MS" style:font-name-complex="Trebuchet MS" fo:color="#FF0000" fo:language="en" fo:country="US"/>
    </style:style>
    <style:style style:name="T396" style:parent-style-name="Fuentedepárrafopredeter." style:family="text">
      <style:text-properties style:font-name-complex="Trebuchet MS" fo:color="#FF0000" fo:language="en" fo:country="US"/>
    </style:style>
    <style:style style:name="T397" style:parent-style-name="Fuentedepárrafopredeter." style:family="text">
      <style:text-properties style:font-name-asian="Trebuchet MS" style:font-name-complex="Trebuchet MS" fo:color="#FF0000" fo:language="en" fo:country="US"/>
    </style:style>
    <style:style style:name="T398" style:parent-style-name="Fuentedepárrafopredeter." style:family="text">
      <style:text-properties style:font-name-complex="Trebuchet MS" fo:color="#FF0000" fo:language="en" fo:country="US"/>
    </style:style>
    <style:style style:name="T399" style:parent-style-name="Fuentedepárrafopredeter." style:family="text">
      <style:text-properties style:font-name-asian="Trebuchet MS" style:font-name-complex="Trebuchet MS" fo:color="#FF0000" fo:language="en" fo:country="US"/>
    </style:style>
    <style:style style:name="T400" style:parent-style-name="Fuentedepárrafopredeter." style:family="text">
      <style:text-properties style:font-name-complex="Trebuchet MS" fo:color="#FF0000" fo:language="en" fo:country="US"/>
    </style:style>
    <style:style style:name="T401" style:parent-style-name="Fuentedepárrafopredeter." style:family="text">
      <style:text-properties style:font-name-asian="Trebuchet MS" style:font-name-complex="Trebuchet MS" fo:color="#FF0000" fo:language="en" fo:country="US"/>
    </style:style>
    <style:style style:name="T402" style:parent-style-name="Fuentedepárrafopredeter." style:family="text">
      <style:text-properties style:font-name-complex="Trebuchet MS" fo:color="#FF0000" fo:language="en" fo:country="US"/>
    </style:style>
    <style:style style:name="P403" style:parent-style-name="Standard" style:family="paragraph">
      <style:text-properties style:font-name-complex="Trebuchet MS" fo:color="#FF0000" fo:language="en" fo:country="US"/>
    </style:style>
    <style:style style:name="T404" style:parent-style-name="Fuentedepárrafopredeter." style:family="text">
      <style:text-properties style:font-name-asian="Trebuchet MS" style:font-name-complex="Trebuchet MS" fo:color="#FF0000" fo:language="en" fo:country="US"/>
    </style:style>
    <style:style style:name="T405" style:parent-style-name="Fuentedepárrafopredeter." style:family="text">
      <style:text-properties style:font-name-complex="Trebuchet MS" fo:color="#FF0000" fo:language="en" fo:country="US"/>
    </style:style>
    <style:style style:name="T406" style:parent-style-name="Fuentedepárrafopredeter." style:family="text">
      <style:text-properties style:font-name-asian="Trebuchet MS" style:font-name-complex="Trebuchet MS" fo:color="#FF0000" fo:language="en" fo:country="US"/>
    </style:style>
    <style:style style:name="T407" style:parent-style-name="Fuentedepárrafopredeter." style:family="text">
      <style:text-properties style:font-name-complex="Trebuchet MS" fo:color="#FF0000" fo:language="en" fo:country="US"/>
    </style:style>
    <style:style style:name="T408" style:parent-style-name="Fuentedepárrafopredeter." style:family="text">
      <style:text-properties style:font-name-asian="Trebuchet MS" style:font-name-complex="Trebuchet MS" fo:color="#FF0000" fo:language="en" fo:country="US"/>
    </style:style>
    <style:style style:name="T409" style:parent-style-name="Fuentedepárrafopredeter." style:family="text">
      <style:text-properties style:font-name-complex="Trebuchet MS" fo:color="#FF0000" fo:language="en" fo:country="US"/>
    </style:style>
    <style:style style:name="T410" style:parent-style-name="Fuentedepárrafopredeter." style:family="text">
      <style:text-properties style:font-name-asian="Trebuchet MS" style:font-name-complex="Trebuchet MS" fo:color="#FF0000" fo:language="en" fo:country="US"/>
    </style:style>
    <style:style style:name="T411" style:parent-style-name="Fuentedepárrafopredeter." style:family="text">
      <style:text-properties style:font-name-complex="Trebuchet MS" fo:color="#FF0000" fo:language="en" fo:country="US"/>
    </style:style>
    <style:style style:name="T412" style:parent-style-name="Fuentedepárrafopredeter." style:family="text">
      <style:text-properties style:font-name-asian="Trebuchet MS" style:font-name-complex="Trebuchet MS" fo:color="#FF0000" fo:language="en" fo:country="US"/>
    </style:style>
    <style:style style:name="T413" style:parent-style-name="Fuentedepárrafopredeter." style:family="text">
      <style:text-properties style:font-name-complex="Trebuchet MS" fo:color="#FF0000" fo:language="en" fo:country="US"/>
    </style:style>
    <style:style style:name="T414" style:parent-style-name="Fuentedepárrafopredeter." style:family="text">
      <style:text-properties style:font-name-asian="Trebuchet MS" style:font-name-complex="Trebuchet MS" fo:color="#FF0000" fo:language="en" fo:country="US"/>
    </style:style>
    <style:style style:name="T415" style:parent-style-name="Fuentedepárrafopredeter." style:family="text">
      <style:text-properties style:font-name-complex="Trebuchet MS" fo:color="#FF0000" fo:language="en" fo:country="US"/>
    </style:style>
    <style:style style:name="T416" style:parent-style-name="Fuentedepárrafopredeter." style:family="text">
      <style:text-properties style:font-name-asian="Trebuchet MS" style:font-name-complex="Trebuchet MS" fo:color="#FF0000" fo:language="en" fo:country="US"/>
    </style:style>
    <style:style style:name="T417" style:parent-style-name="Fuentedepárrafopredeter." style:family="text">
      <style:text-properties style:font-name-complex="Trebuchet MS" fo:color="#FF0000" fo:language="en" fo:country="US"/>
    </style:style>
    <style:style style:name="T418" style:parent-style-name="Fuentedepárrafopredeter." style:family="text">
      <style:text-properties style:font-name-asian="Trebuchet MS" style:font-name-complex="Trebuchet MS" fo:font-weight="bold" style:font-weight-asian="bold" style:font-weight-complex="bold" fo:color="#FF0000" fo:language="en" fo:country="US"/>
    </style:style>
    <style:style style:name="T419" style:parent-style-name="Fuentedepárrafopredeter." style:family="text">
      <style:text-properties style:font-name-asian="Trebuchet MS" style:font-name-complex="Trebuchet MS" fo:color="#FF0000" fo:language="en" fo:country="US"/>
    </style:style>
    <style:style style:name="T420" style:parent-style-name="Fuentedepárrafopredeter." style:family="text">
      <style:text-properties style:font-name-asian="Trebuchet MS" style:font-name-complex="Trebuchet MS" fo:color="#FF0000" fo:language="en" fo:country="US"/>
    </style:style>
    <style:style style:name="T421" style:parent-style-name="Fuentedepárrafopredeter." style:family="text">
      <style:text-properties style:font-name-asian="Trebuchet MS" style:font-name-complex="Trebuchet MS" fo:color="#FF0000" fo:language="en" fo:country="US"/>
    </style:style>
    <style:style style:name="T422" style:parent-style-name="Fuentedepárrafopredeter." style:family="text">
      <style:text-properties style:font-name-asian="Trebuchet MS" style:font-name-complex="Trebuchet MS" fo:color="#FF0000" fo:language="en" fo:country="US"/>
    </style:style>
    <style:style style:name="T423" style:parent-style-name="Fuentedepárrafopredeter." style:family="text">
      <style:text-properties style:font-name-asian="Trebuchet MS" style:font-name-complex="Trebuchet MS" fo:color="#FF0000" fo:language="en" fo:country="US"/>
    </style:style>
    <style:style style:name="T424" style:parent-style-name="Fuentedepárrafopredeter." style:family="text">
      <style:text-properties style:font-name-asian="Trebuchet MS" style:font-name-complex="Trebuchet MS" fo:color="#FF0000" fo:language="en" fo:country="US"/>
    </style:style>
    <style:style style:name="T425" style:parent-style-name="Fuentedepárrafopredeter." style:family="text">
      <style:text-properties style:font-name-asian="Trebuchet MS" style:font-name-complex="Trebuchet MS" fo:color="#FF0000"/>
    </style:style>
    <style:style style:name="T426" style:parent-style-name="Fuentedepárrafopredeter." style:family="text">
      <style:text-properties style:font-name-asian="Trebuchet MS" style:font-name-complex="Trebuchet MS" fo:color="#FF0000"/>
    </style:style>
    <style:style style:name="P427" style:parent-style-name="Standard" style:family="paragraph">
      <style:text-properties style:font-name-complex="Trebuchet MS" fo:color="#FF0000"/>
    </style:style>
    <style:style style:name="P428" style:parent-style-name="Textbody" style:family="paragraph">
      <style:text-properties style:font-name-complex="Trebuchet MS" fo:color="#000000"/>
    </style:style>
    <style:style style:name="T429" style:parent-style-name="Fuentedepárrafopredeter." style:family="text">
      <style:text-properties style:font-name-complex="Trebuchet MS" fo:color="#000000"/>
    </style:style>
    <style:style style:name="T430" style:parent-style-name="Fuentedepárrafopredeter." style:family="text">
      <style:text-properties style:font-name-complex="Trebuchet MS" fo:color="#FF3300"/>
    </style:style>
    <style:style style:name="T431" style:parent-style-name="Fuentedepárrafopredeter." style:family="text">
      <style:text-properties style:font-name-complex="Trebuchet MS" fo:color="#FF3300"/>
    </style:style>
    <style:style style:name="T432" style:parent-style-name="Fuentedepárrafopredeter." style:family="text">
      <style:text-properties style:font-name-complex="Trebuchet MS" fo:color="#FF3300"/>
    </style:style>
    <style:style style:name="T433" style:parent-style-name="Fuentedepárrafopredeter." style:family="text">
      <style:text-properties style:font-name-complex="Trebuchet MS" fo:color="#FF3300" fo:language="en" fo:country="US"/>
    </style:style>
    <style:style style:name="T434" style:parent-style-name="Fuentedepárrafopredeter." style:family="text">
      <style:text-properties style:font-name-complex="Trebuchet MS" fo:color="#FF3300" fo:language="en" fo:country="US"/>
    </style:style>
    <style:style style:name="T435" style:parent-style-name="Fuentedepárrafopredeter." style:family="text">
      <style:text-properties style:font-name-complex="Trebuchet MS" fo:color="#FF3300" fo:language="en" fo:country="US"/>
    </style:style>
    <style:style style:name="T436" style:parent-style-name="Fuentedepárrafopredeter." style:family="text">
      <style:text-properties style:font-name-complex="Trebuchet MS" fo:color="#FF3300" fo:language="en" fo:country="US"/>
    </style:style>
    <style:style style:name="T437" style:parent-style-name="Fuentedepárrafopredeter." style:family="text">
      <style:text-properties style:font-name-complex="Trebuchet MS" fo:color="#FF3300" fo:language="en" fo:country="US"/>
    </style:style>
    <style:style style:name="T438" style:parent-style-name="Fuentedepárrafopredeter." style:family="text">
      <style:text-properties style:font-name-complex="Trebuchet MS" fo:color="#FF3300" fo:language="en" fo:country="US"/>
    </style:style>
    <style:style style:name="T439" style:parent-style-name="Fuentedepárrafopredeter." style:family="text">
      <style:text-properties style:font-name-complex="Trebuchet MS" fo:color="#FF3300"/>
    </style:style>
    <style:style style:name="T440" style:parent-style-name="Fuentedepárrafopredeter." style:family="text">
      <style:text-properties style:font-name-complex="Trebuchet MS" fo:color="#FF3300" fo:language="en" fo:country="US"/>
    </style:style>
    <style:style style:name="T441" style:parent-style-name="Fuentedepárrafopredeter." style:family="text">
      <style:text-properties style:font-name-complex="Trebuchet MS" fo:color="#FF3300" fo:language="en" fo:country="US"/>
    </style:style>
    <style:style style:name="T442" style:parent-style-name="Fuentedepárrafopredeter." style:family="text">
      <style:text-properties style:font-name-complex="Trebuchet MS" fo:color="#FF3300" fo:language="en" fo:country="US"/>
    </style:style>
    <style:style style:name="T443" style:parent-style-name="Fuentedepárrafopredeter." style:family="text">
      <style:text-properties style:font-name-complex="Trebuchet MS" fo:color="#FF3300" fo:language="en" fo:country="US"/>
    </style:style>
    <style:style style:name="T444" style:parent-style-name="Fuentedepárrafopredeter." style:family="text">
      <style:text-properties style:font-name-complex="Trebuchet MS" fo:color="#FF3300" fo:language="en" fo:country="US"/>
    </style:style>
    <style:style style:name="T445" style:parent-style-name="Fuentedepárrafopredeter." style:family="text">
      <style:text-properties style:font-name-complex="Trebuchet MS" fo:color="#FF3300" fo:language="en" fo:country="US"/>
    </style:style>
    <style:style style:name="T446" style:parent-style-name="Fuentedepárrafopredeter." style:family="text">
      <style:text-properties style:font-name-complex="Trebuchet MS" fo:color="#FF3300" fo:language="en" fo:country="US"/>
    </style:style>
    <style:style style:name="T447" style:parent-style-name="Fuentedepárrafopredeter." style:family="text">
      <style:text-properties style:font-name-complex="Trebuchet MS" fo:color="#FF3300"/>
    </style:style>
    <style:style style:name="T448" style:parent-style-name="Fuentedepárrafopredeter." style:family="text">
      <style:text-properties style:font-name-complex="Trebuchet MS" fo:font-weight="bold" style:font-weight-asian="bold" style:font-weight-complex="bold" fo:color="#FF3300"/>
    </style:style>
    <style:style style:name="T449" style:parent-style-name="Fuentedepárrafopredeter." style:family="text">
      <style:text-properties style:font-name-complex="Trebuchet MS" fo:color="#FF3300"/>
    </style:style>
    <style:style style:name="T450" style:parent-style-name="Fuentedepárrafopredeter." style:family="text">
      <style:text-properties style:font-name-complex="Trebuchet MS" fo:color="#FF3300"/>
    </style:style>
    <style:style style:name="T451" style:parent-style-name="Fuentedepárrafopredeter." style:family="text">
      <style:text-properties style:font-name-complex="Trebuchet MS" fo:color="#FF3300"/>
    </style:style>
    <style:style style:name="T452" style:parent-style-name="Fuentedepárrafopredeter." style:family="text">
      <style:text-properties style:font-name-complex="Trebuchet MS" fo:color="#FF3300"/>
    </style:style>
    <style:style style:name="T453" style:parent-style-name="Fuentedepárrafopredeter." style:family="text">
      <style:text-properties style:font-name-complex="Trebuchet MS" fo:color="#FF3300" fo:language="en" fo:country="US"/>
    </style:style>
    <style:style style:name="T454" style:parent-style-name="Fuentedepárrafopredeter." style:family="text">
      <style:text-properties style:font-name-complex="Trebuchet MS" fo:color="#FF3300" fo:language="en" fo:country="US"/>
    </style:style>
    <style:style style:name="T455" style:parent-style-name="Fuentedepárrafopredeter." style:family="text">
      <style:text-properties style:font-name-complex="Trebuchet MS" fo:color="#FF3300" fo:language="en" fo:country="US"/>
    </style:style>
    <style:style style:name="T456" style:parent-style-name="Fuentedepárrafopredeter." style:family="text">
      <style:text-properties style:font-name-complex="Trebuchet MS" fo:color="#FF3300"/>
    </style:style>
    <style:style style:name="T457" style:parent-style-name="Fuentedepárrafopredeter." style:family="text">
      <style:text-properties style:font-name-complex="Trebuchet MS" fo:color="#FF3300" fo:language="en" fo:country="US"/>
    </style:style>
    <style:style style:name="T458" style:parent-style-name="Fuentedepárrafopredeter." style:family="text">
      <style:text-properties style:font-name-complex="Trebuchet MS" fo:color="#FF3300" fo:language="en" fo:country="US"/>
    </style:style>
    <style:style style:name="T459" style:parent-style-name="Fuentedepárrafopredeter." style:family="text">
      <style:text-properties style:font-name-complex="Trebuchet MS" fo:color="#FF3300" fo:language="en" fo:country="US"/>
    </style:style>
    <style:style style:name="T460" style:parent-style-name="Fuentedepárrafopredeter." style:family="text">
      <style:text-properties style:font-name-complex="Trebuchet MS" fo:color="#FF3300" fo:language="en" fo:country="US"/>
    </style:style>
    <style:style style:name="T461" style:parent-style-name="Fuentedepárrafopredeter." style:family="text">
      <style:text-properties style:font-name-complex="Trebuchet MS" fo:color="#FF3300" fo:language="en" fo:country="US"/>
    </style:style>
    <style:style style:name="T462" style:parent-style-name="Fuentedepárrafopredeter." style:family="text">
      <style:text-properties style:font-name-complex="Trebuchet MS" fo:color="#FF3300"/>
    </style:style>
    <style:style style:name="T463" style:parent-style-name="Fuentedepárrafopredeter." style:family="text">
      <style:text-properties style:font-name-complex="Trebuchet MS" fo:color="#FF3300"/>
    </style:style>
    <style:style style:name="P464" style:parent-style-name="Textbody" style:family="paragraph">
      <style:text-properties fo:color="#000000"/>
    </style:style>
    <style:style style:name="P465" style:parent-style-name="Textbody" style:family="paragraph">
      <style:paragraph-properties fo:text-align="justify" fo:margin-top="0.1041in" fo:margin-bottom="0.1041in" style:line-height-at-least="0.1458in" fo:margin-left="0.2083in" fo:margin-right="0.2083in">
        <style:tab-stops/>
      </style:paragraph-properties>
      <style:text-properties fo:color="#000000"/>
    </style:style>
    <style:style style:name="P466" style:parent-style-name="Textbody" style:family="paragraph">
      <style:paragraph-properties fo:margin-top="0.1041in" fo:margin-bottom="0.1041in" style:line-height-at-least="0.1458in" fo:margin-left="0.2083in" fo:margin-right="0.2083in">
        <style:tab-stops/>
      </style:paragraph-properties>
      <style:text-properties fo:color="#000000"/>
    </style:style>
    <style:style style:name="P467" style:parent-style-name="Standard" style:family="paragraph">
      <style:text-properties style:font-name-complex="Trebuchet MS" fo:color="#FF0000" fo:language="en" fo:country="US"/>
    </style:style>
    <style:style style:name="P468" style:parent-style-name="Standard" style:family="paragraph">
      <style:text-properties style:font-name-complex="Trebuchet MS" fo:color="#FF0000" fo:language="en" fo:country="US"/>
    </style:style>
    <style:style style:name="P469" style:parent-style-name="Standard" style:family="paragraph">
      <style:text-properties style:font-name-complex="Trebuchet MS" fo:color="#FF0000"/>
    </style:style>
    <style:style style:name="P470" style:parent-style-name="Standard" style:family="paragraph">
      <style:text-properties style:font-name-complex="Trebuchet MS" fo:color="#FF0000" fo:language="en" fo:country="US"/>
    </style:style>
    <style:style style:name="P471" style:parent-style-name="Standard" style:family="paragraph">
      <style:text-properties style:font-name-complex="Trebuchet MS" fo:color="#FF0000" fo:language="en" fo:country="US"/>
    </style:style>
    <style:style style:name="P472" style:parent-style-name="Standard" style:family="paragraph">
      <style:text-properties style:font-name-complex="Trebuchet MS" fo:color="#FF0000" fo:language="en" fo:country="US"/>
    </style:style>
    <style:style style:name="P473" style:parent-style-name="Standard" style:family="paragraph">
      <style:text-properties style:font-name-complex="Trebuchet MS" fo:color="#FF0000" fo:language="en" fo:country="US"/>
    </style:style>
    <style:style style:name="P474" style:parent-style-name="Standard" style:family="paragraph">
      <style:text-properties style:font-name-complex="Trebuchet MS" fo:color="#FF0000"/>
    </style:style>
    <style:style style:name="P475" style:parent-style-name="Standard" style:family="paragraph">
      <style:text-properties style:font-name-complex="Trebuchet MS" fo:color="#FF0000"/>
    </style:style>
    <style:style style:name="P476" style:parent-style-name="Standard" style:family="paragraph">
      <style:text-properties style:font-name-complex="Trebuchet MS" fo:color="#FF0000" fo:language="en" fo:country="US"/>
    </style:style>
    <style:style style:name="P477" style:parent-style-name="Standard" style:family="paragraph">
      <style:text-properties style:font-name-complex="Trebuchet MS" fo:color="#FF0000" fo:language="en" fo:country="US"/>
    </style:style>
    <style:style style:name="P478" style:parent-style-name="Standard" style:family="paragraph">
      <style:text-properties style:font-name-complex="Trebuchet MS" fo:color="#FF0000" fo:language="en" fo:country="US"/>
    </style:style>
    <style:style style:name="P479" style:parent-style-name="Standard" style:family="paragraph">
      <style:text-properties style:font-name-complex="Trebuchet MS" fo:color="#FF0000" fo:language="en" fo:country="US"/>
    </style:style>
    <style:style style:name="P480" style:parent-style-name="Standard" style:family="paragraph">
      <style:text-properties style:font-name-complex="Trebuchet MS" fo:color="#FF0000" fo:language="en" fo:country="US"/>
    </style:style>
    <style:style style:name="P481" style:parent-style-name="Standard" style:family="paragraph">
      <style:text-properties style:font-name-complex="Trebuchet MS" fo:color="#FF0000" fo:language="en" fo:country="US"/>
    </style:style>
    <style:style style:name="P482" style:parent-style-name="Standard" style:family="paragraph">
      <style:text-properties style:font-name-complex="Trebuchet MS" fo:color="#FF0000"/>
    </style:style>
    <style:style style:name="P483" style:parent-style-name="Standard" style:family="paragraph">
      <style:text-properties style:font-name-complex="Trebuchet MS" fo:color="#FF0000" fo:language="en" fo:country="US"/>
    </style:style>
    <style:style style:name="P484" style:parent-style-name="Standard" style:family="paragraph">
      <style:text-properties style:font-name-complex="Trebuchet MS" fo:color="#FF0000" fo:language="en" fo:country="US"/>
    </style:style>
    <style:style style:name="P485" style:parent-style-name="Standard" style:family="paragraph">
      <style:text-properties style:font-name-complex="Trebuchet MS" fo:color="#FF0000"/>
    </style:style>
    <style:style style:name="P486" style:parent-style-name="Standard" style:family="paragraph">
      <style:text-properties style:font-name-complex="Trebuchet MS" fo:color="#FF0000"/>
    </style:style>
  </office:automatic-styles>
  <office:body>
    <office:text text:use-soft-page-breaks="true">
      <text:p text:style-name="P1">EJERCICIOS PL/SQL</text:p>
      <text:p text:style-name="Standard"/>
      <text:p text:style-name="Standard">1.- Codificar un bloque anónimo que visualice el empleado (nombre, apellido sueldo) que tenga el sueldo mayor. Realizar todas las comprobaciones posibles, es decir, si hay más de un empleado con ese sueldo se<text:s/>visualizará un mensaje “Hay xx empleados con sueldo yy”</text:p>
      <text:p text:style-name="P2">set serveroutput on</text:p>
      <text:p text:style-name="P3">declare</text:p>
      <text:p text:style-name="P4">nombre emple.nombre%type;</text:p>
      <text:p text:style-name="P5">apellido emple.apellido%type;</text:p>
      <text:p text:style-name="P6">varSalario emple.salario%type;</text:p>
      <text:p text:style-name="P7">maxSalario emple.salario%type;</text:p>
      <text:p text:style-name="P8">n int:=0;</text:p>
      <text:p text:style-name="P9">begin</text:p>
      <text:p text:style-name="P10">select max(salario) into maxSalario from emple;</text:p>
      <text:p text:style-name="P11">select count(*) into n from emple where salario = maxSalario;</text:p>
      <text:p text:style-name="P12">if n=1 then</text:p>
      <text:p text:style-name="P13">select nombre,apellido,salario into nombre,apellido,varSalario from emple where salario = maxSalario;</text:p>
      <text:p text:style-name="P14"><text:s text:c="2"/>dbms_output.put_line(apellido||' , '||nombre||'=&gt; '||varSalario);</text:p>
      <text:p text:style-name="P15">else</text:p>
      <text:p text:style-name="P16">dbms_output.put_line('hay '||n||' registros con '||maxSalario||' salario');</text:p>
      <text:p text:style-name="P17">end if;</text:p>
      <text:p text:style-name="P18">end;</text:p>
      <text:p text:style-name="P19"/>
      <text:p text:style-name="Standard"><text:span text:style-name="T20">2.- Visualizar <text:s/>el nombre del departamento, el código y el número de empleados del departamento que tenga más de 4 empleados.</text:span></text:p>
      <text:p text:style-name="P21"/>
      <text:p text:style-name="P22">set serveroutput on</text:p>
      <text:p text:style-name="P23">declare</text:p>
      <text:p text:style-name="P24"/>
      <text:p text:style-name="P25">dept depart.dept_no%type;</text:p>
      <text:p text:style-name="P26">dept_nombre depart.dnombre%type;</text:p>
      <text:p text:style-name="P27">n int:=0;</text:p>
      <text:p text:style-name="P28">begin</text:p>
      <text:p text:style-name="P29"/>
      <text:p text:style-name="P30">select d.dept_no, count(*) <text:s text:c="2"/>into dept, n from depart d, emple e where e.dept_no=d.dept_no group by d.dept_no having count(*)&gt;4;</text:p>
      <text:p text:style-name="P31">dbms_output.put_line('hay '||n||' empleados del departamento '||dept);</text:p>
      <text:p text:style-name="P32"/>
      <text:p text:style-name="P33">EXCEPTION</text:p>
      <text:p text:style-name="P34">when too_many_rows then dbms_output.put_line('hay mas de un registro');</text:p>
      <text:p text:style-name="P35">when no_data_found then dbms_output.put_line('No hay registros');</text:p>
      <text:p text:style-name="P36"/>
      <text:p text:style-name="P37">end;</text:p>
      <text:p text:style-name="P38">3.- Visualizar el departamento (nombre, dept_no) que tiene mayor numero de<text:s/>empleados.</text:p>
      <text:p text:style-name="P39">set serveroutput on</text:p>
      <text:p text:style-name="P40">declare</text:p>
      <text:p text:style-name="P41"/>
      <text:p text:style-name="P42">dept depart.dept_no%type;</text:p>
      <text:p text:style-name="P43">dept_nombre depart.dnombre%type;</text:p>
      <text:p text:style-name="P44">n int:=0;</text:p>
      <text:p text:style-name="P45">begin</text:p>
      <text:soft-page-break/>
      <text:p text:style-name="P46">select dept_no,dnombre <text:s text:c="3"/>into dept,dept_nombre from depart where dept_no =(select dept_no from emple group by dept_no having count(emp_no) =(select max(count(emp_no)) from emple group by dept_no));</text:p>
      <text:p text:style-name="P47">dbms_output.put_line('El departamento con mayor numero de empleados es '||dept||' '||dept_nombre);</text:p>
      <text:p text:style-name="P48"/>
      <text:p text:style-name="P49">EXCEPTION</text:p>
      <text:p text:style-name="P50">when too_many_rows then dbms_output.put_line('hay mas de un registro');</text:p>
      <text:p text:style-name="P51">when<text:s/>no_data_found then dbms_output.put_line('No hay registros');</text:p>
      <text:p text:style-name="P52"/>
      <text:p text:style-name="P53">end;</text:p>
      <text:p text:style-name="P54"/>
      <text:p text:style-name="P55">4.- Visualizar los datos de los departamentos, incluso los que no tienen empleados (No se puede hacer un bloque anónimo porque todavía no hemos visto cursores, hacerlo como una consulta desde la línea de comandos).</text:p>
      <text:p text:style-name="P56">En mysql:</text:p>
      <text:p text:style-name="P57">select distinct d.* from depart d left outer join emple e on d.dept_no=e.dept_no;</text:p>
      <text:p text:style-name="P58">En Oracle:</text:p>
      <text:p text:style-name="P59">select distinct d.* from depart d,emple e where <text:s/>d.dept_no=e.dept_no (+);</text:p>
      <text:p text:style-name="P60"/>
      <text:p text:style-name="P61">5.- Visualizar el numero de empleados de cada departamento incluyendo los que no tienen empleados. (línea de comandos)</text:p>
      <text:p text:style-name="P62"/>
      <text:p text:style-name="P63">Select d.dept_no,dnombre,count(emp_no) from emple e, depart d where d.dept_no=e.dept_no (+) group by d.dept_no,dnombre;</text:p>
      <text:p text:style-name="P64"/>
      <text:p text:style-name="P65">6.- El número máximo de empleados que hay en algún departamentos.</text:p>
      <text:p text:style-name="P66"/>
      <text:p text:style-name="P67">Select max(count(*)) from emple group by dept_no;</text:p>
      <text:p text:style-name="P68"/>
      <text:p text:style-name="P69">7.- El número máximo de empleados que hay en algún departamentos, junto con el nombre del mismo.</text:p>
      <text:p text:style-name="P70">Select d.dept_no,dnombre,count(emp_no) from emple e, depart d where d.dept_no=e.dept_no <text:s/>group by d.dept_no,dnombre having count(emp_no)=(select max(count(emp_no)) from emple e, depart d where d.dept_no=e.dept_no group by d.dept_no,dnombre);</text:p>
      <text:p text:style-name="P71"/>
      <text:p text:style-name="P72"/>
      <text:p text:style-name="P73">8.- Se lee un numero por teclado y se visualiza si es un 1 =&gt; lunes ...7=&gt; domingo, en otro caso error</text:p>
      <text:p text:style-name="P74">set serveroutput<text:s/>on;</text:p>
      <text:p text:style-name="P75">declare</text:p>
      <text:p text:style-name="P76">dia int:='&amp;DameDia';</text:p>
      <text:p text:style-name="P77">cad varchar2(20);</text:p>
      <text:p text:style-name="P78">begin</text:p>
      <text:p text:style-name="P79">case dia</text:p>
      <text:p text:style-name="P80">when 1 then cad:='lunes';</text:p>
      <text:p text:style-name="P81">when 2 then cad:='martes';</text:p>
      <text:p text:style-name="P82">when 3 then cad:='miercoles';</text:p>
      <text:p text:style-name="P83">when 4 then cad:='jueves';</text:p>
      <text:p text:style-name="P84">when 5 then cad:='viernes';</text:p>
      <text:p text:style-name="P85">when 6 then cad:='sabado';</text:p>
      <text:p text:style-name="P86">when 7 then<text:s/>cad:='domingo';</text:p>
      <text:soft-page-break/>
      <text:p text:style-name="P87">else</text:p>
      <text:p text:style-name="P88">cad:='ERROR';</text:p>
      <text:p text:style-name="P89">end case;</text:p>
      <text:p text:style-name="P90">dbms_output.put_line(cad);</text:p>
      <text:p text:style-name="P91">end;</text:p>
      <text:p text:style-name="P92"/>
      <text:p text:style-name="P93">set serveroutput on;</text:p>
      <text:p text:style-name="P94">declare</text:p>
      <text:p text:style-name="P95">dia int:='&amp;DameDia';</text:p>
      <text:p text:style-name="P96">cad varchar2(20);</text:p>
      <text:p text:style-name="P97">begin</text:p>
      <text:p text:style-name="P98">case</text:p>
      <text:p text:style-name="P99">when dia &gt;=1 and dia &lt;6 then cad:='dia de la semana';</text:p>
      <text:p text:style-name="P100">when dia =6 or dia=7 <text:s/>then cad:='fin de semana';</text:p>
      <text:p text:style-name="P101">else</text:p>
      <text:p text:style-name="P102">cad:='ERROR';</text:p>
      <text:p text:style-name="P103">end case;</text:p>
      <text:p text:style-name="P104">dbms_output.put_line(cad);</text:p>
      <text:p text:style-name="P105">end;</text:p>
      <text:p text:style-name="P106"/>
      <text:p text:style-name="Standard"><text:span text:style-name="T107">9.- <text:s/>Realizar un bloque anónimo que calcule el importe de una factura sabiendo que el IVA a aplicar es del 12% y que si el importe bruto de la factura es superior a 50.000 € se debe<text:s/></text:span><text:span text:style-name="T108">realizar un descuento del 5%.</text:span></text:p>
      <text:p text:style-name="P109"/>
      <text:p text:style-name="P110">declare</text:p>
      <text:p text:style-name="P111">iva constant real:=0.12;</text:p>
      <text:p text:style-name="P112">importe_bruto real;</text:p>
      <text:p text:style-name="P113">importe_neto real;</text:p>
      <text:p text:style-name="P114">begin</text:p>
      <text:p text:style-name="P115">importe_bruto:='&amp;importe_bruto';</text:p>
      <text:p text:style-name="P116">importe_bruto:=importe_bruto + (iva * importe_bruto);</text:p>
      <text:p text:style-name="P117">if (importe_bruto&gt;50000)</text:p>
      <text:p text:style-name="Standard"><text:span text:style-name="T118"><text:s text:c="2"/></text:span><text:span text:style-name="T119">then</text:span></text:p>
      <text:p text:style-name="Standard"><text:span text:style-name="T120"><text:s text:c="4"/></text:span><text:span text:style-name="T121">importe_neto:=importe_bruto - (importe_bruto*0.05);</text:span></text:p>
      <text:p text:style-name="Standard"><text:span text:style-name="T122"><text:s text:c="4"/></text:span><text:span text:style-name="T123">dbms_output.put_line('el importe neto de la factura con descuento es '||importe_neto||' euros');</text:span></text:p>
      <text:p text:style-name="Standard"><text:span text:style-name="T124"><text:s text:c="2"/></text:span><text:span text:style-name="T125">else</text:span></text:p>
      <text:p text:style-name="Standard"><text:span text:style-name="T126"><text:s text:c="5"/></text:span><text:span text:style-name="T127">importe_neto:=importe_bruto;</text:span></text:p>
      <text:p text:style-name="Standard"><text:span text:style-name="T128"><text:s text:c="5"/></text:span><text:span text:style-name="T129">dbms_output.put_line('el importe neto de la factura sin d</text:span><text:span text:style-name="T130">escuento es '||importe_neto||' euros');</text:span></text:p>
      <text:p text:style-name="P131">end if;</text:p>
      <text:p text:style-name="P132">end;</text:p>
      <text:p text:style-name="P133">/</text:p>
      <text:p text:style-name="P134"><text:span text:style-name="T135">10.- <text:s/>Realizar un bloque pl/sql que nos pida un valor numérico por teclado y nos diga si dicho número es primo o no. Un número es primo si solo es divisible por el mismo y por la unidad.</text:span></text:p>
      <text:p text:style-name="P136"/>
      <text:p text:style-name="P137">declare</text:p>
      <text:p text:style-name="P138">n number(3);</text:p>
      <text:p text:style-name="Standard"><text:span text:style-name="T139"><text:s text:c="2"/></text:span><text:span text:style-name="T140"><text:tab/><text:s/>sw integer;</text:span></text:p>
      <text:p text:style-name="Standard"><text:span text:style-name="T141"><text:s text:c="2"/></text:span><text:span text:style-name="T142"><text:tab/><text:s/>i integer;</text:span></text:p>
      <text:p text:style-name="Standard"><text:span text:style-name="T143"><text:s/></text:span><text:span text:style-name="T144">begin</text:span></text:p>
      <text:p text:style-name="Standard"><text:span text:style-name="T145"><text:s/></text:span><text:span text:style-name="T146"><text:tab/>n:='&amp;numero';</text:span></text:p>
      <text:p text:style-name="P147"><text:span text:style-name="T148"><text:s/></text:span><text:span text:style-name="T149">i:=2;</text:span></text:p>
      <text:p text:style-name="P150"><text:span text:style-name="T151"><text:s/></text:span><text:span text:style-name="T152">sw:=1;</text:span></text:p>
      <text:soft-page-break/>
      <text:p text:style-name="P153">while i&lt;=n-1 <text:s/>loop</text:p>
      <text:p text:style-name="P154"><text:s text:c="3"/>sw:=n mod i;</text:p>
      <text:p text:style-name="P155"><text:s text:c="3"/>if sw=0 <text:s/>then</text:p>
      <text:p text:style-name="Standard"><text:span text:style-name="T156"><text:s/></text:span><text:span text:style-name="T157"><text:tab/></text:span><text:span text:style-name="T158"><text:tab/>exit;</text:span></text:p>
      <text:p text:style-name="P159"><text:span text:style-name="T160"><text:s text:c="4"/></text:span><text:span text:style-name="T161">end if;</text:span></text:p>
      <text:p text:style-name="P162">i:=i+1;</text:p>
      <text:p text:style-name="P163">end loop;</text:p>
      <text:p text:style-name="P164">if sw = 1 <text:s/>then</text:p>
      <text:p text:style-name="Standard"><text:span text:style-name="T165"><text:s text:c="14"/></text:span><text:span text:style-name="T166"><text:tab/>DBMS_OUTPUT.PUT_LINE(n||' es primo');</text:span></text:p>
      <text:p text:style-name="Standard"><text:span text:style-name="T167"><text:s text:c="10"/></text:span><text:span text:style-name="T168"><text:tab/>else</text:span></text:p>
      <text:p text:style-name="Standard"><text:span text:style-name="T169"><text:s text:c="14"/></text:span><text:span text:style-name="T170"><text:tab/>DBMS_OUTPUT.PUT_LINE(n||' no es primo');</text:span></text:p>
      <text:p text:style-name="Standard"><text:span text:style-name="T171"><text:s text:c="3"/></text:span><text:span text:style-name="T172"><text:tab/>end if;</text:span></text:p>
      <text:p text:style-name="Standard"><text:span text:style-name="T173"><text:s/></text:span><text:span text:style-name="T174">end;</text:span></text:p>
      <text:p text:style-name="P175">/</text:p>
      <text:p text:style-name="P176">Otra forma:</text:p>
      <text:p text:style-name="P177">declare</text:p>
      <text:p text:style-name="P178">n number(3);</text:p>
      <text:p text:style-name="P179"><text:s text:c="2"/><text:tab/><text:s/>cont integer:=0;</text:p>
      <text:p text:style-name="Standard"><text:span text:style-name="T180"><text:s text:c="2"/></text:span><text:span text:style-name="T181"><text:tab/><text:s/></text:span><text:span text:style-name="T182">i integer;</text:span></text:p>
      <text:p text:style-name="Standard"><text:span text:style-name="T183"><text:s/></text:span><text:span text:style-name="T184">begin</text:span></text:p>
      <text:p text:style-name="P185"><text:s/><text:tab/>n:='&amp;numero';</text:p>
      <text:p text:style-name="P186"><text:s/>for var in 1..n</text:p>
      <text:p text:style-name="P187"><text:s/>loop</text:p>
      <text:p text:style-name="P188"><text:s/>if mod(n,var)=0 then</text:p>
      <text:p text:style-name="P189"><text:s text:c="2"/>cont:=cont+1;</text:p>
      <text:p text:style-name="P190"><text:s/>end if;</text:p>
      <text:p text:style-name="P191">end loop;</text:p>
      <text:p text:style-name="P192">if cont = 2 then</text:p>
      <text:p text:style-name="P193"><text:s text:c="12"/>DBMS_OUTPUT.PUT_LINE(n||' es primo');</text:p>
      <text:p text:style-name="P194">else</text:p>
      <text:p text:style-name="P195"><text:s text:c="12"/>DBMS_OUTPUT.PUT_LINE(n||' no es primo');</text:p>
      <text:p text:style-name="P196">end if;</text:p>
      <text:p text:style-name="P197">end;</text:p>
      <text:p text:style-name="P198"/>
      <text:p text:style-name="Standard"><text:span text:style-name="T199">11.- Realizar un bloque pl/sql que nos pida 2 valores numéricos enteros por teclado y calcule la<text:s/></text:span><text:span text:style-name="T200">multiplicación <text:s/>de dichos números por sumas sucesivas.</text:span></text:p>
      <text:p text:style-name="P201"/>
      <text:p text:style-name="P202">declare</text:p>
      <text:p text:style-name="Standard"><text:span text:style-name="T203"><text:s text:c="4"/></text:span><text:span text:style-name="T204">num1 number(3):=&amp;num1;</text:span></text:p>
      <text:p text:style-name="Standard"><text:span text:style-name="T205"><text:s text:c="4"/></text:span><text:span text:style-name="T206">num2 number(3):=&amp;num2;</text:span></text:p>
      <text:p text:style-name="Standard"><text:span text:style-name="T207"><text:s text:c="4"/></text:span><text:span text:style-name="T208">resul number(3):=0;</text:span></text:p>
      <text:p text:style-name="Standard"><text:span text:style-name="T209"><text:s text:c="4"/></text:span><text:span text:style-name="T210">cont number(3):=0;</text:span></text:p>
      <text:p text:style-name="P211">begin</text:p>
      <text:p text:style-name="Standard"><text:span text:style-name="T212"><text:s text:c="4"/></text:span><text:span text:style-name="T213">while cont&lt;num2 <text:s/>loop</text:span></text:p>
      <text:p text:style-name="Standard"><text:span text:style-name="T214"><text:s text:c="8"/></text:span><text:span text:style-name="T215">resul:=resul+num1;</text:span></text:p>
      <text:p text:style-name="Standard"><text:span text:style-name="T216"><text:s text:c="8"/></text:span><text:span text:style-name="T217">cont:=cont+1;</text:span></text:p>
      <text:p text:style-name="Standard"><text:span text:style-name="T218"><text:s text:c="4"/></text:span><text:span text:style-name="T219">end lo</text:span><text:span text:style-name="T220">op;</text:span></text:p>
      <text:p text:style-name="P221">dbms_output.put_line(‘el resultado es ‘|| cociete || ‘ de cociente <text:s/>y ‘ || resto || ‘ de resto’);</text:p>
      <text:p text:style-name="P222">end;</text:p>
      <text:p text:style-name="Standard"><text:span text:style-name="T223">12.- Realizar un bloque pl/sql que nos pida dos números <text:s/>enteros por teclado y calcule su división por restas sucesivas.</text:span></text:p>
      <text:p text:style-name="P224"/>
      <text:soft-page-break/>
      <text:p text:style-name="P225">declare</text:p>
      <text:p text:style-name="Standard"><text:span text:style-name="T226"><text:s text:c="4"/></text:span><text:span text:style-name="T227">dividendo numbe</text:span><text:span text:style-name="T228">r(3):=&amp;dividendo;</text:span></text:p>
      <text:p text:style-name="Standard"><text:span text:style-name="T229"><text:s text:c="4"/></text:span><text:span text:style-name="T230">divisor number(3):=&amp;divisor;</text:span></text:p>
      <text:p text:style-name="Standard"><text:span text:style-name="T231"><text:s text:c="4"/></text:span><text:span text:style-name="T232">cociente number(3):=0;</text:span></text:p>
      <text:p text:style-name="Standard"><text:span text:style-name="T233"><text:s text:c="4"/></text:span><text:span text:style-name="T234">resto number(3):=0;</text:span></text:p>
      <text:p text:style-name="P235">begin</text:p>
      <text:p text:style-name="Standard"><text:span text:style-name="T236"><text:s text:c="3"/></text:span><text:span text:style-name="T237">while dividendo&gt;divisor loop</text:span></text:p>
      <text:p text:style-name="Standard"><text:span text:style-name="T238"><text:s text:c="10"/></text:span><text:span text:style-name="T239">cociente:=cociente+1;</text:span></text:p>
      <text:p text:style-name="P240"><text:tab/>dividendo:=dividendo-divisor;</text:p>
      <text:p text:style-name="Standard"><text:span text:style-name="T241"><text:s text:c="4"/></text:span><text:span text:style-name="T242">end loop;</text:span></text:p>
      <text:p text:style-name="Standard"><text:span text:style-name="T243"><text:s text:c="4"/></text:span><text:span text:style-name="T244">resto:=dividendo;</text:span></text:p>
      <text:p text:style-name="Standard"><text:span text:style-name="T245"><text:s text:c="4"/></text:span><text:span text:style-name="T246">DBMS_OUTPUT.PUT_LINE('el resultado es=' || cociente||' de cociente y '|| resto||' de resto');</text:span></text:p>
      <text:p text:style-name="P247">end;</text:p>
      <text:p text:style-name="P248">/</text:p>
      <text:p text:style-name="P249">13.- Hallar el factorial de un numero leído por teclado.</text:p>
      <text:p text:style-name="P250">set serveroutput on;</text:p>
      <text:p text:style-name="P251">declare</text:p>
      <text:p text:style-name="P252">n int:=&amp;dameNumero;</text:p>
      <text:p text:style-name="P253">f int:=1;</text:p>
      <text:p text:style-name="P254">begin</text:p>
      <text:p text:style-name="Standard"><text:span text:style-name="T255"><text:s text:c="2"/></text:span><text:span text:style-name="T256">if n</text:span><text:span text:style-name="T257">&lt;0</text:span></text:p>
      <text:p text:style-name="Standard"><text:span text:style-name="T258"><text:s text:c="5"/></text:span><text:span text:style-name="T259">then</text:span></text:p>
      <text:p text:style-name="Standard"><text:span text:style-name="T260"><text:s text:c="8"/></text:span><text:span text:style-name="T261">DBMS</text:span><text:span text:style-name="T262">_OUTPUT.PUT_LINE('no existen factoriales de numeros negativos');</text:span></text:p>
      <text:p text:style-name="Standard"><text:span text:style-name="T263"><text:s text:c="5"/></text:span><text:span text:style-name="T264">else</text:span></text:p>
      <text:p text:style-name="P265">while (n&gt;0)</text:p>
      <text:p text:style-name="P266">loop</text:p>
      <text:p text:style-name="P267">if (n!=1)</text:p>
      <text:p text:style-name="P268">then</text:p>
      <text:p text:style-name="P269">dbms_output.put(n||'*');</text:p>
      <text:p text:style-name="P270">else</text:p>
      <text:p text:style-name="P271">dbms_output.put(n||'=');</text:p>
      <text:p text:style-name="P272">end if;</text:p>
      <text:p text:style-name="P273">f:=f*n;</text:p>
      <text:p text:style-name="P274">n:=n-1;</text:p>
      <text:p text:style-name="P275">end loop;</text:p>
      <text:p text:style-name="P276">dbms_output.put_line(f);</text:p>
      <text:p text:style-name="P277">end if;</text:p>
      <text:p text:style-name="P278">end;</text:p>
      <text:p text:style-name="P279"/>
      <text:p text:style-name="P280">14.-<text:s/>Visualizar los números entre dos números a y b leídos (Con todos lo tipos de bucles).</text:p>
      <text:p text:style-name="P281">a) set serveroutput on;</text:p>
      <text:p text:style-name="P282">declare</text:p>
      <text:p text:style-name="P283">n1 int:=&amp;dameNumero1;</text:p>
      <text:p text:style-name="P284">n2 int:=&amp;dameNumero2;</text:p>
      <text:p text:style-name="P285">aux int;</text:p>
      <text:p text:style-name="P286">begin</text:p>
      <text:p text:style-name="P287">if (n1&gt;n2) then</text:p>
      <text:p text:style-name="P288">aux:=n1;</text:p>
      <text:p text:style-name="P289">n1:=n2;</text:p>
      <text:p text:style-name="P290">n2:=aux;</text:p>
      <text:p text:style-name="P291">end if;</text:p>
      <text:p text:style-name="P292"/>
      <text:soft-page-break/>
      <text:p text:style-name="P293">dbms_output.put_line(' Los numeros entre '||n1||' y '||n2||' son ');</text:p>
      <text:p text:style-name="Standard"><text:span text:style-name="T294"><text:s/></text:span><text:span text:style-name="T295">for n in n1..n2</text:span></text:p>
      <text:p text:style-name="P296">loop</text:p>
      <text:p text:style-name="P297">dbms_output.put(n||' ');</text:p>
      <text:p text:style-name="P298"/>
      <text:p text:style-name="P299">end loop;</text:p>
      <text:p text:style-name="P300">dbms_output.put_line('');</text:p>
      <text:p text:style-name="P301">end;</text:p>
      <text:p text:style-name="P302">B) set serveroutput on;</text:p>
      <text:p text:style-name="P303">declare</text:p>
      <text:p text:style-name="P304">n1 int:=&amp;dameNumero1;</text:p>
      <text:p text:style-name="P305">n2 int:=&amp;dameNumero2;</text:p>
      <text:p text:style-name="P306">aux int;</text:p>
      <text:p text:style-name="P307">begin</text:p>
      <text:p text:style-name="P308">if (n1&gt;n2) then</text:p>
      <text:p text:style-name="P309">aux:=n1;</text:p>
      <text:p text:style-name="P310">n1:=n2;</text:p>
      <text:p text:style-name="P311">n2:=aux;</text:p>
      <text:p text:style-name="P312">end if;</text:p>
      <text:p text:style-name="P313"/>
      <text:p text:style-name="P314">dbms_output.put_line(' Los numeros entre '||n1||' y '||n2||' son ');</text:p>
      <text:p text:style-name="P315">while (n1&lt;=n2)</text:p>
      <text:p text:style-name="P316">loop</text:p>
      <text:p text:style-name="P317">dbms_output.put(n1||' ');</text:p>
      <text:p text:style-name="P318">n1:=n1+1;</text:p>
      <text:p text:style-name="P319">end loop;</text:p>
      <text:p text:style-name="P320">dbms_output.put_line('');</text:p>
      <text:p text:style-name="P321">end;</text:p>
      <text:p text:style-name="P322"/>
      <text:p text:style-name="P323">C)set serveroutput on;</text:p>
      <text:p text:style-name="P324">declare</text:p>
      <text:p text:style-name="P325">n1 int:=&amp;dameNumero1;</text:p>
      <text:p text:style-name="P326">n2 int:=&amp;dameNumero2;</text:p>
      <text:p text:style-name="P327"/>
      <text:p text:style-name="P328">aux int;</text:p>
      <text:p text:style-name="P329">begin</text:p>
      <text:p text:style-name="P330">if (n1&gt;n2) then</text:p>
      <text:p text:style-name="P331">aux:=n1;</text:p>
      <text:p text:style-name="P332">n1:=n2;</text:p>
      <text:p text:style-name="P333">n2:=aux;</text:p>
      <text:p text:style-name="P334">end if;</text:p>
      <text:p text:style-name="P335"/>
      <text:p text:style-name="P336">dbms_output.put_line(' Los numeros entre '||n1||' y '||n2||' son ');</text:p>
      <text:p text:style-name="P337">loop</text:p>
      <text:p text:style-name="P338">dbms_output.put(n1||' ');</text:p>
      <text:p text:style-name="P339">n1:=n1+1;</text:p>
      <text:p text:style-name="P340">if n1 &gt;n2 then</text:p>
      <text:p text:style-name="P341"><text:s text:c="3"/>exit;</text:p>
      <text:p text:style-name="P342"><text:s text:c="3"/>end if;</text:p>
      <text:p text:style-name="P343">end loop;</text:p>
      <text:p text:style-name="P344">dbms_output.put_line('');</text:p>
      <text:p text:style-name="P345">end;</text:p>
      <text:p text:style-name="P346"/>
      <text:p text:style-name="Standard"><text:span text:style-name="T347">15.-<text:s/></text:span><text:span text:style-name="T348">Realizar un bloque pl/sql que calcule la suma de los números enteros hasta un número dado introducido por el usuario</text:span></text:p>
      <text:p text:style-name="P349"/>
      <text:p text:style-name="P350">declare</text:p>
      <text:p text:style-name="Standard"><text:span text:style-name="T351"><text:s text:c="8"/></text:span><text:span text:style-name="T352">num integer:=&amp;num;</text:span></text:p>
      <text:p text:style-name="Standard"><text:span text:style-name="T353"><text:s text:c="4"/></text:span><text:span text:style-name="T354">suma integer;</text:span></text:p>
      <text:p text:style-name="Standard"><text:span text:style-name="T355"><text:s text:c="4"/></text:span><text:span text:style-name="T356">i integer;</text:span></text:p>
      <text:p text:style-name="Standard"><text:span text:style-name="T357"><text:s/></text:span><text:span text:style-name="T358">begin</text:span></text:p>
      <text:p text:style-name="Standard"><text:span text:style-name="T359"><text:s/></text:span><text:span text:style-name="T360">suma:=0;</text:span></text:p>
      <text:p text:style-name="Standard"><text:span text:style-name="T361"><text:s/></text:span><text:span text:style-name="T362">i:=1;</text:span></text:p>
      <text:p text:style-name="Standard"><text:span text:style-name="T363"><text:s/></text:span><text:span text:style-name="T364">while i&lt;=num loop</text:span></text:p>
      <text:p text:style-name="Standard"><text:span text:style-name="T365"><text:s text:c="4"/></text:span><text:span text:style-name="T366">suma:=suma + i;</text:span></text:p>
      <text:p text:style-name="Standard"><text:span text:style-name="T367"><text:s text:c="3"/></text:span><text:span text:style-name="T368">i:=i+1;</text:span></text:p>
      <text:p text:style-name="P369">end loop;</text:p>
      <text:p text:style-name="Standard"><text:span text:style-name="T370"><text:s text:c="4"/></text:span><text:span text:style-name="T371">DBMS_OUTPUT.PUT_LINE('la suma de los ' ||num ||' <text:s/>primeros enteros es ' ||suma);</text:span></text:p>
      <text:p text:style-name="Standard"><text:span text:style-name="T372"><text:s text:c="2"/></text:span><text:span text:style-name="T373">end;</text:span></text:p>
      <text:p text:style-name="Standard"><text:span text:style-name="T374"><text:s text:c="2"/></text:span><text:span text:style-name="T375">/</text:span></text:p>
      <text:p text:style-name="P376"/>
      <text:p text:style-name="P377"/>
      <text:p text:style-name="Standard"><text:span text:style-name="T378">16.- <text:s/>Realizar un bloque pl/sql que calcule las tablas de multiplicar del 1 al 9</text:span></text:p>
      <text:p text:style-name="P379"/>
      <text:p text:style-name="P380">declare</text:p>
      <text:p text:style-name="Standard"><text:span text:style-name="T381"><text:s text:c="4"/></text:span><text:span text:style-name="T382">mult real;</text:span></text:p>
      <text:p text:style-name="Standard"><text:span text:style-name="T383"><text:s text:c="4"/></text:span><text:span text:style-name="T384">num integer;</text:span></text:p>
      <text:p text:style-name="Standard"><text:span text:style-name="T385"><text:s text:c="4"/></text:span><text:span text:style-name="T386">i integer;</text:span></text:p>
      <text:p text:style-name="Standard"><text:span text:style-name="T387"><text:s text:c="4"/></text:span><text:span text:style-name="T388">j integer;</text:span></text:p>
      <text:p text:style-name="Standard"><text:span text:style-name="T389"><text:s/></text:span><text:span text:style-name="T390">begin</text:span></text:p>
      <text:p text:style-name="Standard"><text:span text:style-name="T391"><text:s/></text:span><text:span text:style-name="T392">num:=9;</text:span></text:p>
      <text:p text:style-name="Standard"><text:span text:style-name="T393"><text:s/></text:span><text:span text:style-name="T394">i:=1;</text:span></text:p>
      <text:p text:style-name="Standard"><text:span text:style-name="T395"><text:s/></text:span><text:span text:style-name="T396">while i&lt;=num loop</text:span></text:p>
      <text:p text:style-name="Standard"><text:span text:style-name="T397"><text:s text:c="4"/></text:span><text:span text:style-name="T398">j:=1;</text:span></text:p>
      <text:p text:style-name="Standard"><text:span text:style-name="T399"><text:s text:c="4"/></text:span><text:span text:style-name="T400">while j&lt;=10 loop</text:span></text:p>
      <text:p text:style-name="Standard"><text:span text:style-name="T401"><text:s text:c="8"/></text:span><text:span text:style-name="T402">mult:=i*j;</text:span></text:p>
      <text:p text:style-name="P403">DBMS_OUTPUT.PUT_LINE(i ||'x'|| j|| '='|| mult);</text:p>
      <text:p text:style-name="Standard"><text:span text:style-name="T404"><text:s text:c="8"/></text:span><text:span text:style-name="T405">j:=j+1;</text:span></text:p>
      <text:p text:style-name="Standard"><text:span text:style-name="T406"><text:s text:c="5"/></text:span><text:span text:style-name="T407">end loop;</text:span></text:p>
      <text:p text:style-name="Standard"><text:span text:style-name="T408"><text:s text:c="6"/></text:span><text:span text:style-name="T409">DBMS_OUTPUT.PUT_LINE(' ');</text:span></text:p>
      <text:p text:style-name="Standard"><text:span text:style-name="T410"><text:s text:c="5"/></text:span><text:span text:style-name="T411">DBMS_OUTPUT.PUT_LINE(' ');</text:span></text:p>
      <text:p text:style-name="Standard"><text:span text:style-name="T412"><text:s text:c="5"/></text:span><text:span text:style-name="T413">i:=i+1;</text:span></text:p>
      <text:p text:style-name="Standard"><text:span text:style-name="T414"><text:s text:c="5"/></text:span><text:span text:style-name="T415">end loop;</text:span></text:p>
      <text:p text:style-name="Standard"><text:span text:style-name="T416"><text:s text:c="6"/></text:span><text:span text:style-name="T417">end;</text:span></text:p>
      <text:p text:style-name="Standard"><text:span text:style-name="T418">Otra forma:</text:span></text:p>
      <text:p text:style-name="Standard"><text:span text:style-name="T419">begin</text:span></text:p>
      <text:p text:style-name="Standard"><text:span text:style-name="T420">for i in 1..9 loop</text:span></text:p>
      <text:p text:style-name="Standard"><text:span text:style-name="T421"><text:s text:c="3"/>for j in 1..10 loop</text:span></text:p>
      <text:p text:style-name="Standard"><text:span text:style-name="T422"><text:s text:c="6"/>dbms_output.put_line(i||'*'||j||'='||(i*j));</text:span></text:p>
      <text:p text:style-name="Standard"><text:span text:style-name="T423"><text:s text:c="4"/>end loop;</text:span></text:p>
      <text:p text:style-name="Standard"><text:span text:style-name="T424">dbms_output.put_line('');</text:span></text:p>
      <text:p text:style-name="Standard"><text:span text:style-name="T425">end loop;</text:span></text:p>
      <text:p text:style-name="Standard"><text:span text:style-name="T426">end;</text:span></text:p>
      <text:p text:style-name="P427"/>
      <text:p text:style-name="P428"/>
      <text:p text:style-name="Textbody"><text:span text:style-name="T429">17.- Para un número de empleado dado , incrementarle el salario en un 10%.</text:span></text:p>
      <text:p text:style-name="Textbody"><text:span text:style-name="T430">declare</text:span></text:p>
      <text:p text:style-name="Textbody"><text:span text:style-name="T431">numEmple emple.emp_no%type:=&amp;NumeroEmpleado;</text:span></text:p>
      <text:p text:style-name="Textbody"><text:span text:style-name="T432">vsalario emple.salario%type;</text:span></text:p>
      <text:p text:style-name="Textbody"><text:span text:style-name="T433">n int;</text:span></text:p>
      <text:p text:style-name="Textbody"><text:span text:style-name="T434">begin</text:span></text:p>
      <text:p text:style-name="Textbody"><text:span text:style-name="T435">select count(*) into n from emple<text:s/></text:span><text:span text:style-name="T436">where emp_no=numEmple;</text:span></text:p>
      <text:p text:style-name="Textbody"><text:span text:style-name="T437">if n!=0 then</text:span></text:p>
      <text:p text:style-name="Textbody"><text:span text:style-name="T438">select emp_no,salario into numEmple,vsalario from emple where emp_no=numEmple;</text:span></text:p>
      <text:p text:style-name="Textbody"><text:span text:style-name="T439">dbms_output.put('se modifica el sueldo de '||numEmple||' de '||vsalario||' a ');</text:span></text:p>
      <text:p text:style-name="Textbody"><text:span text:style-name="T440">vsalario:=vsalario+vsalario*0.1;</text:span></text:p>
      <text:p text:style-name="Textbody"><text:span text:style-name="T441">update emple set salario=vs</text:span><text:span text:style-name="T442">alario where emp_no=numEmple;</text:span></text:p>
      <text:p text:style-name="Textbody"><text:span text:style-name="T443">dbms_output.put_line(vsalario);</text:span></text:p>
      <text:p text:style-name="Textbody"><text:span text:style-name="T444">else</text:span></text:p>
      <text:p text:style-name="Textbody"><text:span text:style-name="T445">dbms_output.put_line('no existe el empleado '||numEmple);</text:span></text:p>
      <text:p text:style-name="Textbody"><text:span text:style-name="T446">end if;</text:span></text:p>
      <text:p text:style-name="Textbody"><text:span text:style-name="T447">end;</text:span></text:p>
      <text:p text:style-name="Textbody"><text:span text:style-name="T448">Otra forma:</text:span></text:p>
      <text:p text:style-name="Textbody"><text:span text:style-name="T449">declare</text:span></text:p>
      <text:p text:style-name="Textbody"><text:span text:style-name="T450">numEmple emple.emp_no%type:=&amp;NumeroEmpleado;</text:span></text:p>
      <text:p text:style-name="Textbody"><text:span text:style-name="T451">vsalario emple.salario%type;</text:span></text:p>
      <text:p text:style-name="Textbody"><text:span text:style-name="T452">n int;</text:span></text:p>
      <text:p text:style-name="Textbody"><text:span text:style-name="T453">begin</text:span></text:p>
      <text:p text:style-name="Textbody"><text:span text:style-name="T454">select emp_</text:span><text:span text:style-name="T455">no,salario into numEmple,vsalario from emple where emp_no=numEmple;</text:span></text:p>
      <text:p text:style-name="Textbody"><text:span text:style-name="T456">dbms_output.put('se modifica el sueldo de '||numEmple||' de '||vsalario||' a ');</text:span></text:p>
      <text:p text:style-name="Textbody"><text:span text:style-name="T457">vsalario:=vsalario+vsalario*0.1;</text:span></text:p>
      <text:p text:style-name="Textbody"><text:span text:style-name="T458">update emple set salario=vsalario where emp_no=numEmple;</text:span></text:p>
      <text:p text:style-name="Textbody"><text:span text:style-name="T459">dbms_output.put_line(vsalario);</text:span></text:p>
      <text:p text:style-name="Textbody"><text:span text:style-name="T460">exception</text:span></text:p>
      <text:p text:style-name="Textbody"><text:span text:style-name="T461">when no_data_found then dbms_output.put_line('codigo de error: '||sqlcode||' mensaje '||sqlerrm);</text:span></text:p>
      <text:soft-page-break/>
      <text:p text:style-name="Textbody"><text:span text:style-name="T462">dbms_output.put_line('no existe el empleado '||numEmple);</text:span></text:p>
      <text:p text:style-name="Textbody"><text:span text:style-name="T463">end;</text:span></text:p>
      <text:p text:style-name="P464">18.- Aceptar tres valores que correspondan al número,<text:s/>nombre y localidad de un departamento.<text:line-break/>Realizar un bloque PL/SQL que inserte en la tabla DEPT los valores aceptados. Controlar los siguientes errores:</text:p>
      <text:list text:style-name="LFO1" text:continue-numbering="true">
        <text:list-item>
          <text:list>
            <text:list-item>
              <text:p text:style-name="P465">Si el departamento ya existe, insertar en la tabla MENSAJES_ERROR un mensaje apropiado.</text:p>
            </text:list-item>
            <text:list-item>
              <text:p text:style-name="P466">Si se producen otros errores, insertar en la tabla MENSAJES_ERROR el número y el mensaje del error producido.<text:line-break/></text:p>
            </text:list-item>
          </text:list>
        </text:list-item>
      </text:list>
      <text:p text:style-name="P467">declare</text:p>
      <text:p text:style-name="P468">numDept depart.dept_no%type:=&amp;DameDept_no;</text:p>
      <text:p text:style-name="P469">nombre depart.dnombre%type:='&amp;DameNombre';</text:p>
      <text:p text:style-name="P470">dir depart.tdir%type:='&amp;Dameletra';</text:p>
      <text:p text:style-name="P471">n int;</text:p>
      <text:p text:style-name="P472">begin</text:p>
      <text:p text:style-name="P473">select<text:s/>count(*) into n from depart where dept_no=numDept;</text:p>
      <text:p text:style-name="P474">if n !=0 then</text:p>
      <text:p text:style-name="P475"><text:s text:c="2"/>insert into mensajes_error VALUES ('EL DEPARTAMENTO '||NUMdEPT||' <text:s/>YA EXISTE');</text:p>
      <text:p text:style-name="P476">ELSE</text:p>
      <text:p text:style-name="P477"><text:s text:c="2"/>INSERT INTO DEPART (DEPT_NO,DNOMBRE,TDIR) VALUES (numDept,nombre,dir);</text:p>
      <text:p text:style-name="P478">dbms_output.put_line('Se inserta '||numDept||' '||nombre||' '||dir);</text:p>
      <text:p text:style-name="P479">end if;</text:p>
      <text:p text:style-name="P480">exception</text:p>
      <text:p text:style-name="P481">when value_error then dbms_output.put_line('ERROR tamaño '||sqlcode||sqlerrm);</text:p>
      <text:p text:style-name="P482">INSERT INTO MENSAJES_ERROR VALUES ('ERROR TAMAÑO ');</text:p>
      <text:p text:style-name="P483">when others then<text:s/>dbms_output.put_line('ERROR <text:s/>'||sqlcode||sqlerrm);</text:p>
      <text:p text:style-name="P484">dbms_output.put_line('ERROR <text:s/>'||sqlcode||sqlerrm);</text:p>
      <text:p text:style-name="P485">end;</text:p>
      <text:p text:style-name="P4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calderon017@outlook.es</dc:creator>
    <meta:creation-date>2018-03-05T21:50:00Z</meta:creation-date>
    <dc:date>2019-04-05T06:50:00Z</dc:date>
    <meta:template xlink:href="Normal" xlink:type="simple"/>
    <meta:editing-cycles>29</meta:editing-cycles>
    <meta:editing-duration>PT17820S</meta:editing-duration>
    <meta:document-statistic meta:page-count="9" meta:paragraph-count="22" meta:word-count="1696" meta:character-count="11005" meta:row-count="77" meta:non-whitespace-character-count="9331"/>
  </office:meta>
</office:document-meta>
</file>